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style:text-position="super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6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6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2.00pt" style:text-position="sub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7" style:family="text">
      <style:text-properties fo:font-size="12.00pt" style:text-position="sub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#ccffff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2.00pt" style:text-position="sub" fo:font-weight="bold" fo:font-family="'Courier New'" style:font-family-asian="'Courier New'" style:font-family-complex="'Courier New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2.00pt" style:text-position="sub" fo:font-weight="bold" fo:font-family="'Courier New'" style:font-family-asian="'Courier New'" style:font-family-complex="'Courier New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Times New Roman'" style:font-family-asian="'Times New Roman'" style:font-family-complex="'Times New Roman'" fo:background-color="#ccffff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6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0" style:family="text">
      <style:text-properties fo:font-size="12.00pt" style:text-position="sub" fo:font-weight="normal" fo:font-family="'Courier New'" style:font-family-asian="'Courier New'" style:font-family-complex="'Courier New'" fo:background-color="transparent" style:use-window-font-color="true"/>
    </style:style>
    <style:style style:name="T7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2" style:family="text">
      <style:text-properties fo:font-size="12.00pt" style:text-position="sub" fo:font-weight="normal" fo:font-family="'Courier New'" style:font-family-asian="'Courier New'" style:font-family-complex="'Courier New'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7" style:family="text">
      <style:text-properties fo:font-size="12.00pt" style:text-position="sub" fo:font-weight="normal" fo:font-family="'Courier New'" style:font-family-asian="'Courier New'" style:font-family-complex="'Courier New'" fo:background-color="transparent" style:use-window-font-color="true"/>
    </style:style>
    <style:style style:name="T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 fo:margin-left="39.60pt" fo:text-indent="0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 fo:margin-left="39.60pt" fo:text-indent="0.00p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 fo:margin-left="36.00pt" fo:text-indent="0.00pt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 fo:margin-left="36.00pt" fo:text-indent="0.00pt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 fo:margin-left="36.00pt" fo:text-indent="0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 fo:margin-left="32.40pt" fo:text-indent="0.00p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 fo:margin-left="0.00pt" fo:text-indent="14.15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338.35pt" style:type="center"/>
          <style:tab-stop style:position="421118.95pt" style:type="righ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338.35pt" style:type="center"/>
          <style:tab-stop style:position="421118.95pt" style:type="right"/>
        </style:tab-stops>
      </style:paragraph-properties>
    </style:style>
    <style:style style:name="P25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36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338.35pt" style:type="center"/>
          <style:tab-stop style:position="421118.95pt" style:type="right"/>
        </style:tab-stops>
      </style:paragraph-properties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338.35pt" style:type="center"/>
          <style:tab-stop style:position="421118.95pt" style:type="right"/>
        </style:tab-stops>
      </style:paragraph-properties>
    </style:style>
    <style:style style:name="P39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42" style:family="paragraph">
      <style:paragraph-properties fo:line-height="100.00%" fo:text-align="justify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46" style:family="paragraph">
      <style:paragraph-properties fo:line-height="100.00%" fo:text-align="justify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 style:type="center"/>
          <style:tab-stop style:position="421118.95pt" style:type="right"/>
        </style:tab-stops>
      </style:paragraph-properties>
    </style:style>
    <style:style style:name="P48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/>
          <style:tab-stop style:position="421118.95pt" style:type="righ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26.10pt"/>
          <style:tab-stop style:position="3287.15pt"/>
          <style:tab-stop style:position="421118.95pt" style:type="right"/>
        </style:tab-stops>
      </style:paragraph-properties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338.35pt" style:type="center"/>
          <style:tab-stop style:position="421118.95pt" style:type="right"/>
          <style:tab-stop style:position="1622.90p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338.35pt" style:type="center"/>
          <style:tab-stop style:position="421118.95pt" style:type="right"/>
          <style:tab-stop style:position="1622.90pt"/>
        </style:tab-stops>
      </style:paragraph-properties>
    </style:style>
    <style:style style:name="P55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61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64" style:family="paragraph">
      <style:paragraph-properties fo:line-height="100.00%" fo:text-align="justify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68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338.35pt" style:type="center"/>
          <style:tab-stop style:position="421118.95pt" style:type="right"/>
          <style:tab-stop style:position="1622.90pt"/>
        </style:tab-stops>
      </style:paragraph-properties>
    </style:style>
    <style:style style:name="P69" style:family="paragraph">
      <style:paragraph-properties fo:line-height="100.00%" fo:text-align="justify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338.35pt" style:type="center"/>
          <style:tab-stop style:position="421118.95pt" style:type="right"/>
          <style:tab-stop style:position="1622.90pt"/>
        </style:tab-stops>
      </style:paragraph-properties>
    </style:style>
    <style:style style:name="P71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72" style:family="paragraph">
      <style:paragraph-properties fo:line-height="100.00%" fo:text-align="justify"/>
    </style:style>
    <style:style style:name="P73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74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75" style:family="paragraph">
      <style:paragraph-properties fo:line-height="100.00%" fo:text-align="justify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77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80" style:family="paragraph">
      <style:paragraph-properties fo:line-height="100.00%" fo:text-align="justify"/>
    </style:style>
    <style:style style:name="P81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 style:type="center"/>
          <style:tab-stop style:position="421118.95pt" style:type="right"/>
          <style:tab-stop style:position="1622.90pt"/>
        </style:tab-stops>
      </style:paragraph-properties>
    </style:style>
    <style:style style:name="P82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/>
          <style:tab-stop style:position="421118.95pt" style:type="right"/>
          <style:tab-stop style:position="1622.90pt"/>
        </style:tab-stops>
      </style:paragraph-properties>
    </style:style>
    <style:style style:name="P83" style:family="paragraph">
      <style:paragraph-properties fo:line-height="100.00%" fo:text-align="justify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31.35pt"/>
          <style:tab-stop style:position="3287.15pt"/>
          <style:tab-stop style:position="421118.95pt" style:type="right"/>
          <style:tab-stop style:position="1622.90pt"/>
        </style:tab-stops>
      </style:paragraph-properties>
    </style:style>
    <style:style style:name="P85" style:family="paragraph">
      <style:paragraph-properties fo:line-height="100.00%" fo:text-align="justify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338.3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87" style:family="paragraph">
      <style:paragraph-properties fo:line-height="100.00%" fo:text-align="justify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338.3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89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90" style:family="paragraph">
      <style:paragraph-properties fo:line-height="100.00%" fo:text-align="justify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92" style:family="paragraph">
      <style:paragraph-properties fo:line-height="100.00%" fo:text-align="justify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94" style:family="paragraph">
      <style:paragraph-properties fo:line-height="100.00%" fo:text-align="justify"/>
    </style:style>
    <style:style style:name="P95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96" style:family="paragraph">
      <style:paragraph-properties fo:line-height="100.00%" fo:text-align="justify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98" style:family="paragraph">
      <style:paragraph-properties fo:line-height="100.00%" fo:text-align="justify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00" style:family="paragraph">
      <style:paragraph-properties fo:line-height="100.00%" fo:text-align="justify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02" style:family="paragraph">
      <style:paragraph-properties fo:line-height="100.00%" fo:text-align="justify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338.3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05" style:family="paragraph">
      <style:paragraph-properties fo:line-height="100.00%" fo:text-align="justify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338.3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08" style:family="paragraph">
      <style:paragraph-properties fo:line-height="100.00%" fo:text-align="justify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10" style:family="paragraph">
      <style:paragraph-properties fo:line-height="100.00%" fo:text-align="justify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12" style:family="paragraph">
      <style:paragraph-properties fo:line-height="100.00%" fo:text-align="justify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14" style:family="paragraph">
      <style:paragraph-properties fo:line-height="100.00%" fo:text-align="justify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 style:type="center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21" style:family="paragraph">
      <style:paragraph-properties fo:line-height="100.00%" fo:text-align="justify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20.15pt"/>
          <style:tab-stop style:position="3287.15pt"/>
          <style:tab-stop style:position="421118.95pt" style:type="right"/>
          <style:tab-stop style:position="1622.90pt"/>
          <style:tab-stop style:position="70.45pt"/>
        </style:tab-stops>
      </style:paragraph-properties>
    </style:style>
    <style:style style:name="P123" style:family="paragraph">
      <style:paragraph-properties fo:line-height="100.00%" fo:text-align="justify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338.35pt" style:type="center"/>
          <style:tab-stop style:position="421118.95pt" style:type="right"/>
          <style:tab-stop style:position="1622.90pt"/>
          <style:tab-stop style:position="51.30pt"/>
          <style:tab-stop style:position="3338.15pt" style:type="center"/>
        </style:tab-stops>
      </style:paragraph-properties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338.35pt" style:type="center"/>
          <style:tab-stop style:position="421118.95pt" style:type="right"/>
          <style:tab-stop style:position="1622.90pt"/>
          <style:tab-stop style:position="51.30pt"/>
          <style:tab-stop style:position="3338.15pt" style:type="center"/>
        </style:tab-stops>
      </style:paragraph-properties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28" style:family="paragraph">
      <style:paragraph-properties fo:line-height="100.00%" fo:text-align="justify"/>
    </style:style>
    <style:style style:name="P129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30" style:family="paragraph">
      <style:paragraph-properties fo:line-height="100.00%" fo:text-align="justify"/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32" style:family="paragraph">
      <style:paragraph-properties fo:line-height="100.00%" fo:text-align="justify"/>
    </style:style>
    <style:style style:name="P133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34" style:family="paragraph">
      <style:paragraph-properties fo:line-height="100.00%" fo:text-align="justify"/>
    </style:style>
    <style:style style:name="P135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36" style:family="paragraph">
      <style:paragraph-properties fo:line-height="100.00%" fo:text-align="justify"/>
    </style:style>
    <style:style style:name="P137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38" style:family="paragraph">
      <style:paragraph-properties fo:line-height="100.00%" fo:text-align="justify"/>
    </style:style>
    <style:style style:name="P139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40" style:family="paragraph">
      <style:paragraph-properties fo:line-height="100.00%" fo:text-align="justify"/>
    </style:style>
    <style:style style:name="P141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42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338.35pt" style:type="center"/>
          <style:tab-stop style:position="421118.95pt" style:type="right"/>
          <style:tab-stop style:position="1622.90pt"/>
          <style:tab-stop style:position="51.30pt"/>
          <style:tab-stop style:position="3338.15pt" style:type="center"/>
        </style:tab-stops>
      </style:paragraph-properties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338.35pt" style:type="center"/>
          <style:tab-stop style:position="421118.95pt" style:type="right"/>
          <style:tab-stop style:position="1622.90pt"/>
          <style:tab-stop style:position="51.30pt"/>
          <style:tab-stop style:position="3338.15pt" style:type="center"/>
        </style:tab-stops>
      </style:paragraph-properties>
    </style:style>
    <style:style style:name="P145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48" style:family="paragraph">
      <style:paragraph-properties fo:line-height="100.00%" fo:text-align="justify"/>
    </style:style>
    <style:style style:name="P149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50" style:family="paragraph">
      <style:paragraph-properties fo:line-height="100.00%" fo:text-align="justify"/>
    </style:style>
    <style:style style:name="P151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52" style:family="paragraph">
      <style:paragraph-properties fo:line-height="100.00%" fo:text-align="justify"/>
    </style:style>
    <style:style style:name="P153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54" style:family="paragraph">
      <style:paragraph-properties fo:line-height="100.00%" fo:text-align="justify"/>
    </style:style>
    <style:style style:name="P155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56" style:family="paragraph">
      <style:paragraph-properties fo:line-height="100.00%" fo:text-align="justify"/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 style:type="center"/>
          <style:tab-stop style:position="421118.95pt" style:type="right"/>
          <style:tab-stop style:position="1622.90pt"/>
          <style:tab-stop style:position="51.30pt"/>
          <style:tab-stop style:position="3286.95pt" style:type="center"/>
        </style:tab-stops>
      </style:paragraph-properties>
    </style:style>
    <style:style style:name="P158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/>
          <style:tab-stop style:position="421118.95pt" style:type="right"/>
          <style:tab-stop style:position="1622.90pt"/>
          <style:tab-stop style:position="51.30pt"/>
          <style:tab-stop style:position="3286.95pt"/>
        </style:tab-stops>
      </style:paragraph-properties>
    </style:style>
    <style:style style:name="P159" style:family="paragraph">
      <style:paragraph-properties fo:line-height="100.00%" fo:text-align="justify"/>
    </style:style>
    <style:style style:name="P160" style:family="paragraph">
      <style:paragraph-properties fo:line-height="100.00%" fo:text-align="left" fo:margin-left="2.70pt" fo:text-indent="-2.70pt">
        <style:tab-stops>
          <style:tab-stop style:position="16.50pt"/>
          <style:tab-stop style:position="3287.15pt"/>
          <style:tab-stop style:position="421118.95pt" style:type="right"/>
          <style:tab-stop style:position="1622.90pt"/>
          <style:tab-stop style:position="51.30pt"/>
          <style:tab-stop style:position="3286.95pt"/>
        </style:tab-stops>
      </style:paragraph-properties>
    </style:style>
    <style:style style:name="P161" style:family="paragraph">
      <style:paragraph-properties fo:line-height="100.00%" fo:text-align="justify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478.35pt"/>
        </style:tab-stops>
      </style:paragraph-properties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left" fo:margin-left="2.70pt" fo:text-indent="-2.70pt">
        <style:tab-stops>
          <style:tab-stop style:position="478.35pt"/>
        </style:tab-stops>
      </style:paragraph-properties>
    </style:style>
    <style:style style:name="P165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54117.35pt" style:char="." style:type="char"/>
          <style:tab-stop style:position="1622.90pt"/>
          <style:tab-stop style:position="72.20pt"/>
          <style:tab-stop style:position="3287.15pt"/>
        </style:tab-stops>
      </style:paragraph-properties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54117.35pt" style:char="." style:type="char"/>
          <style:tab-stop style:position="1622.90pt"/>
          <style:tab-stop style:position="72.20pt"/>
          <style:tab-stop style:position="3287.15pt"/>
        </style:tab-stops>
      </style:paragraph-properties>
    </style:style>
    <style:style style:name="P168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54117.35pt" style:char="." style:type="char"/>
          <style:tab-stop style:position="1622.90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54117.35pt" style:char="." style:type="char"/>
          <style:tab-stop style:position="1622.90pt"/>
        </style:tab-stops>
      </style:paragraph-properties>
    </style:style>
    <style:style style:name="P171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</style:tab-stops>
      </style:paragraph-properties>
    </style:style>
    <style:style style:name="P174" style:family="paragraph">
      <style:paragraph-properties fo:line-height="100.00%" fo:text-align="left" fo:margin-left="2.70pt" fo:text-indent="-2.70pt">
        <style:tab-stops>
          <style:tab-stop style:position="478.35pt"/>
        </style:tab-stops>
      </style:paragraph-properties>
    </style:style>
    <style:style style:name="P175" style:family="paragraph">
      <style:paragraph-properties fo:line-height="100.00%" fo:text-align="justify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478.35pt"/>
        </style:tab-stops>
      </style:paragraph-properties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181" style:family="paragraph">
      <style:paragraph-properties fo:line-height="100.00%" fo:text-align="center"/>
    </style:style>
    <style:style style:name="P182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183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338.35pt"/>
          <style:tab-stop style:position="421118.95pt" style:type="right"/>
          <style:tab-stop style:position="1622.90pt"/>
          <style:tab-stop style:position="57.65pt"/>
          <style:tab-stop style:position="3338.35pt"/>
          <style:tab-stop style:position="421118.95pt" style:type="right"/>
          <style:tab-stop style:position="10.10pt"/>
        </style:tab-stops>
      </style:paragraph-properties>
    </style:style>
    <style:style style:name="P187" style:family="paragraph">
      <style:paragraph-properties fo:line-height="100.00%" fo:text-align="justify"/>
    </style:style>
    <style:style style:name="P188" style:family="paragraph">
      <style:paragraph-properties fo:line-height="100.00%" fo:text-align="center"/>
    </style:style>
    <style:style style:name="P189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338.35pt"/>
          <style:tab-stop style:position="421118.95pt" style:type="right"/>
          <style:tab-stop style:position="1622.90pt"/>
          <style:tab-stop style:position="57.65pt"/>
          <style:tab-stop style:position="3338.35pt"/>
          <style:tab-stop style:position="421118.95pt" style:type="right"/>
          <style:tab-stop style:position="10.10pt"/>
        </style:tab-stops>
      </style:paragraph-properties>
    </style:style>
    <style:style style:name="P190" style:family="paragraph">
      <style:paragraph-properties fo:line-height="100.00%" fo:text-align="left" fo:margin-left="2.70pt" fo:text-indent="-2.70pt">
        <style:tab-stops>
          <style:tab-stop style:position="478.35pt"/>
        </style:tab-stops>
      </style:paragraph-properties>
    </style:style>
    <style:style style:name="P191" style:family="paragraph">
      <style:paragraph-properties fo:line-height="100.00%" fo:text-align="justify"/>
    </style:style>
    <style:style style:name="P192" style:family="paragraph">
      <style:paragraph-properties fo:line-height="100.00%" fo:text-align="left" fo:margin-left="2.70pt" fo:text-indent="-2.70pt">
        <style:tab-stops>
          <style:tab-stop style:position="478.35pt"/>
        </style:tab-stops>
      </style:paragraph-properties>
    </style:style>
    <style:style style:name="P193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196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197" style:family="paragraph">
      <style:paragraph-properties fo:line-height="100.00%" fo:text-align="center"/>
    </style:style>
    <style:style style:name="P198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199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202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287.15pt"/>
          <style:tab-stop style:position="421118.95pt" style:type="right"/>
          <style:tab-stop style:position="1622.90pt"/>
          <style:tab-stop style:position="57.65pt"/>
          <style:tab-stop style:position="3287.15pt"/>
          <style:tab-stop style:position="421118.95pt" style:type="right"/>
          <style:tab-stop style:position="10.10pt"/>
        </style:tab-stops>
      </style:paragraph-properties>
    </style:style>
    <style:style style:name="P203" style:family="paragraph">
      <style:paragraph-properties fo:line-height="100.00%" fo:text-align="center"/>
    </style:style>
    <style:style style:name="P204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287.15pt"/>
          <style:tab-stop style:position="421118.95pt" style:type="right"/>
          <style:tab-stop style:position="1622.90pt"/>
          <style:tab-stop style:position="57.65pt"/>
          <style:tab-stop style:position="3287.15pt"/>
          <style:tab-stop style:position="421118.95pt" style:type="right"/>
          <style:tab-stop style:position="10.10pt"/>
        </style:tab-stops>
      </style:paragraph-properties>
    </style:style>
    <style:style style:name="P205" style:family="paragraph">
      <style:paragraph-properties fo:line-height="100.00%" fo:text-align="justify"/>
    </style:style>
    <style:style style:name="P206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338.35pt"/>
          <style:tab-stop style:position="54117.35pt" style:char="." style:type="char"/>
          <style:tab-stop style:position="1622.90pt"/>
          <style:tab-stop style:position="72.20pt"/>
          <style:tab-stop style:position="3338.35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338.35pt"/>
          <style:tab-stop style:position="54117.35pt" style:char="." style:type="char"/>
          <style:tab-stop style:position="1622.90pt"/>
          <style:tab-stop style:position="72.20pt"/>
          <style:tab-stop style:position="3338.35pt"/>
        </style:tab-stops>
      </style:paragraph-properties>
    </style:style>
    <style:style style:name="P209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54117.35pt" style:char="." style:type="char"/>
          <style:tab-stop style:position="1622.90pt"/>
        </style:tab-stops>
      </style:paragraph-properties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54117.35pt" style:char="." style:type="char"/>
          <style:tab-stop style:position="1622.90pt"/>
        </style:tab-stops>
      </style:paragraph-properties>
    </style:style>
    <style:style style:name="P212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</style:tab-stops>
      </style:paragraph-properties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</style:tab-stops>
      </style:paragraph-properties>
    </style:style>
    <style:style style:name="P215" style:family="paragraph">
      <style:paragraph-properties fo:line-height="100.00%" fo:text-align="left" fo:margin-left="2.70pt" fo:text-indent="-2.70pt">
        <style:tab-stops>
          <style:tab-stop style:position="495.45pt"/>
        </style:tab-stops>
      </style:paragraph-properties>
    </style:style>
    <style:style style:name="P216" style:family="paragraph">
      <style:paragraph-properties fo:line-height="100.00%" fo:text-align="justify"/>
    </style:style>
    <style:style style:name="P217" style:family="paragraph">
      <style:paragraph-properties fo:line-height="100.00%" fo:text-align="left" fo:margin-left="2.70pt" fo:text-indent="-2.70pt">
        <style:tab-stops>
          <style:tab-stop style:position="495.45pt"/>
        </style:tab-stops>
      </style:paragraph-properties>
    </style:style>
    <style:style style:name="P218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224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338.35pt"/>
          <style:tab-stop style:position="421118.95pt" style:type="right"/>
          <style:tab-stop style:position="1622.90pt"/>
          <style:tab-stop style:position="57.65pt"/>
          <style:tab-stop style:position="3338.35pt"/>
          <style:tab-stop style:position="421118.95pt" style:type="right"/>
          <style:tab-stop style:position="10.10pt"/>
        </style:tab-stops>
      </style:paragraph-properties>
    </style:style>
    <style:style style:name="P228" style:family="paragraph">
      <style:paragraph-properties fo:line-height="100.00%" fo:text-align="center"/>
    </style:style>
    <style:style style:name="P229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338.35pt"/>
          <style:tab-stop style:position="421118.95pt" style:type="right"/>
          <style:tab-stop style:position="1622.90pt"/>
          <style:tab-stop style:position="57.65pt"/>
          <style:tab-stop style:position="3338.35pt"/>
          <style:tab-stop style:position="421118.95pt" style:type="right"/>
          <style:tab-stop style:position="10.10pt"/>
        </style:tab-stops>
      </style:paragraph-properties>
    </style:style>
    <style:style style:name="P230" style:family="paragraph">
      <style:paragraph-properties fo:line-height="100.00%" fo:text-align="left" fo:margin-left="2.70pt" fo:text-indent="-2.70pt">
        <style:tab-stops>
          <style:tab-stop style:position="495.45pt"/>
        </style:tab-stops>
      </style:paragraph-properties>
    </style:style>
    <style:style style:name="P231" style:family="paragraph">
      <style:paragraph-properties fo:line-height="100.00%" fo:text-align="justify"/>
    </style:style>
    <style:style style:name="P232" style:family="paragraph">
      <style:paragraph-properties fo:line-height="100.00%" fo:text-align="left" fo:margin-left="2.70pt" fo:text-indent="-2.70pt">
        <style:tab-stops>
          <style:tab-stop style:position="495.45pt"/>
        </style:tab-stops>
      </style:paragraph-properties>
    </style:style>
    <style:style style:name="P233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234" style:family="paragraph">
      <style:paragraph-properties fo:line-height="100.00%" fo:text-align="left"/>
    </style:style>
    <style:style style:name="P235" style:family="paragraph">
      <style:paragraph-properties fo:line-height="100.00%" fo:text-align="left" fo:margin-left="2.70pt" fo:text-indent="-2.70pt">
        <style:tab-stops>
          <style:tab-stop style:position="237.85pt"/>
          <style:tab-stop style:position="3287.15pt"/>
        </style:tab-stops>
      </style:paragraph-properties>
    </style:style>
    <style:style style:name="P236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237" style:family="paragraph">
      <style:paragraph-properties fo:line-height="100.00%" fo:text-align="center"/>
    </style:style>
    <style:style style:name="P238" style:family="paragraph">
      <style:paragraph-properties fo:line-height="100.00%" fo:text-align="left" fo:margin-left="2.70pt" fo:text-indent="-2.70pt">
        <style:tab-stops>
          <style:tab-stop style:position="87.70pt"/>
          <style:tab-stop style:position="3287.15pt"/>
          <style:tab-stop style:position="421118.95pt" style:type="right"/>
          <style:tab-stop style:position="1622.90pt"/>
          <style:tab-stop style:position="72.20pt"/>
          <style:tab-stop style:position="3287.15pt"/>
        </style:tab-stops>
      </style:paragraph-properties>
    </style:style>
    <style:style style:name="P239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240" style:family="paragraph">
      <style:paragraph-properties fo:line-height="100.00%" fo:text-align="left"/>
    </style:style>
    <style:style style:name="P241" style:family="paragraph">
      <style:paragraph-properties fo:line-height="100.00%" fo:text-align="left" fo:margin-left="2.70pt" fo:text-indent="-2.70pt">
        <style:tab-stops>
          <style:tab-stop style:position="12.40pt"/>
          <style:tab-stop style:position="3287.15pt"/>
          <style:tab-stop style:position="54117.35pt" style:char="." style:type="char"/>
          <style:tab-stop style:position="1622.90pt"/>
          <style:tab-stop style:position="12.2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30pt"/>
          <style:tab-stop style:position="3287.15pt"/>
          <style:tab-stop style:position="54117.35pt" style:char="." style:type="char"/>
          <style:tab-stop style:position="-2.70pt"/>
          <style:tab-stop style:position="12.65pt"/>
          <style:tab-stop style:position="3287.15pt"/>
          <style:tab-stop style:position="54117.35pt" style:char="." style:type="char"/>
          <style:tab-stop style:position="10.10pt"/>
          <style:tab-stop style:position="12.30pt"/>
          <style:tab-stop style:position="3287.15pt"/>
          <style:tab-stop style:position="106546.15pt" style:char="." style:type="char"/>
          <style:tab-stop style:position="-2.70pt"/>
          <style:tab-stop style:position="12.30pt"/>
          <style:tab-stop style:position="3287.15pt"/>
          <style:tab-stop style:position="106546.15pt" style:char="." style:type="char"/>
          <style:tab-stop style:position="1622.90pt"/>
        </style:tab-stops>
      </style:paragraph-properties>
    </style:style>
    <style:style style:name="P242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287.15pt"/>
          <style:tab-stop style:position="421118.95pt" style:type="right"/>
          <style:tab-stop style:position="1622.90pt"/>
          <style:tab-stop style:position="57.65pt"/>
          <style:tab-stop style:position="3287.15pt"/>
          <style:tab-stop style:position="421118.95pt" style:type="right"/>
          <style:tab-stop style:position="10.10pt"/>
        </style:tab-stops>
      </style:paragraph-properties>
    </style:style>
    <style:style style:name="P243" style:family="paragraph">
      <style:paragraph-properties fo:line-height="100.00%" fo:text-align="center"/>
    </style:style>
    <style:style style:name="P244" style:family="paragraph">
      <style:paragraph-properties fo:line-height="100.00%" fo:text-align="left" fo:margin-left="2.70pt" fo:text-indent="-2.70pt">
        <style:tab-stops>
          <style:tab-stop style:position="57.35pt"/>
          <style:tab-stop style:position="3287.15pt"/>
          <style:tab-stop style:position="421118.95pt" style:type="right"/>
          <style:tab-stop style:position="1622.90pt"/>
          <style:tab-stop style:position="57.65pt"/>
          <style:tab-stop style:position="3287.15pt"/>
          <style:tab-stop style:position="421118.95pt" style:type="right"/>
          <style:tab-stop style:position="10.10pt"/>
        </style:tab-stops>
      </style:paragraph-properties>
    </style:style>
    <style:style style:name="P245" style:family="paragraph">
      <style:paragraph-properties fo:line-height="100.00%" fo:text-align="justify"/>
    </style:style>
    <style:style style:name="TableColumn0100" style:family="table-column">
      <style:table-column-properties style:column-width="0.400000in"/>
    </style:style>
    <style:style style:name="TableColumn0101" style:family="table-column">
      <style:table-column-properties style:column-width="1.625000in"/>
    </style:style>
    <style:style style:name="TableColumn0102" style:family="table-column">
      <style:table-column-properties style:column-width="4.66805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2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602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9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10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11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0.472917in"/>
    </style:style>
    <style:style style:name="TableColumn0201" style:family="table-column">
      <style:table-column-properties style:column-width="1.543056in"/>
    </style:style>
    <style:style style:name="TableColumn0202" style:family="table-column">
      <style:table-column-properties style:column-width="1.233333in"/>
    </style:style>
    <style:style style:name="TableColumn0203" style:family="table-column">
      <style:table-column-properties style:column-width="3.443750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3472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 style:min-row-height="0.191667in"/>
    </style:style>
    <style:style style:name="TableCell0202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3472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 style:min-row-height="0.166667in"/>
    </style:style>
    <style:style style:name="TableCell0208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3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21103" style:family="table-cell">
      <style:table-cell-properties fo:border-top="0.000694in solid #000000" fo:border-left="0.000694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0.317361in"/>
    </style:style>
    <style:style style:name="TableColumn0301" style:family="table-column">
      <style:table-column-properties style:column-width="1.015972in"/>
    </style:style>
    <style:style style:name="TableColumn0302" style:family="table-column">
      <style:table-column-properties style:column-width="0.747222in"/>
    </style:style>
    <style:style style:name="TableColumn0303" style:family="table-column">
      <style:table-column-properties style:column-width="2.169444in"/>
    </style:style>
    <style:style style:name="TableColumn0304" style:family="table-column">
      <style:table-column-properties style:column-width="2.443056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3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4" style:family="table-cell">
      <style:table-cell-properties fo:border-top="0.003472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2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3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4" style:family="table-cell">
      <style:table-cell-properties fo:border-top="0.003472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14" style:family="table-row">
      <style:table-row-properties/>
    </style:style>
    <style:style style:name="TableCell0314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404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315" style:family="table-row">
      <style:table-row-properties/>
    </style:style>
    <style:style style:name="TableCell0315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315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31502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31503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31504" style:family="table-cell">
      <style:table-cell-properties fo:border-top="0.000694in solid #000000" fo:border-left="0.000694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0.266667in"/>
    </style:style>
    <style:style style:name="TableColumn0401" style:family="table-column">
      <style:table-column-properties style:column-width="0.750000in"/>
    </style:style>
    <style:style style:name="TableColumn0402" style:family="table-column">
      <style:table-column-properties style:column-width="0.515278in"/>
    </style:style>
    <style:style style:name="TableColumn0403" style:family="table-column">
      <style:table-column-properties style:column-width="1.768056in"/>
    </style:style>
    <style:style style:name="TableColumn0404" style:family="table-column">
      <style:table-column-properties style:column-width="1.167361in"/>
    </style:style>
    <style:style style:name="TableColumn0405" style:family="table-column">
      <style:table-column-properties style:column-width="2.225694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3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4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5" style:family="table-cell">
      <style:table-cell-properties fo:border-top="0.003472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3472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1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2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3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4" style:family="table-cell">
      <style:table-cell-properties fo:border-top="0.003472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5" style:family="table-cell">
      <style:table-cell-properties fo:border-top="0.003472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13" style:family="table-row">
      <style:table-row-properties/>
    </style:style>
    <style:style style:name="TableCell0413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3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14" style:family="table-row">
      <style:table-row-properties/>
    </style:style>
    <style:style style:name="TableCell041400" style:family="table-cell">
      <style:table-cell-properties fo:border-top="0.000694in solid #000000" fo:border-left="0.003472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405" style:family="table-cell">
      <style:table-cell-properties fo:border-top="0.000694in solid #000000" fo:border-left="0.000694in solid #000000" fo:border-right="0.003472in solid #000000" fo:border-bottom="0.000694in solid #000000" fo:padding-left="0.037500in" fo:padding-right="0.037500in" fo:vertical-align="top" fo:background-color="#ffffff"/>
    </style:style>
    <style:style style:name="TableRow0415" style:family="table-row">
      <style:table-row-properties/>
    </style:style>
    <style:style style:name="TableCell0415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41501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41502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41503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41504" style:family="table-cell">
      <style:table-cell-properties fo:border-top="0.000694in solid #000000" fo:border-left="0.000694in solid #000000" fo:border-right="0.000694in solid #000000" fo:border-bottom="0.003472in solid #000000" fo:padding-left="0.037500in" fo:padding-right="0.037500in" fo:vertical-align="top" fo:background-color="#ffffff"/>
    </style:style>
    <style:style style:name="TableCell041505" style:family="table-cell">
      <style:table-cell-properties fo:border-top="0.000694in solid #000000" fo:border-left="0.000694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0.209722in"/>
    </style:style>
    <style:style style:name="TableColumn0501" style:family="table-column">
      <style:table-column-properties style:column-width="0.207639in"/>
    </style:style>
    <style:style style:name="TableColumn0502" style:family="table-column">
      <style:table-column-properties style:column-width="0.208333in"/>
    </style:style>
    <style:style style:name="TableColumn0503" style:family="table-column">
      <style:table-column-properties style:column-width="0.208333in"/>
    </style:style>
    <style:style style:name="TableColumn0504" style:family="table-column">
      <style:table-column-properties style:column-width="0.208333in"/>
    </style:style>
    <style:style style:name="TableColumn0505" style:family="table-column">
      <style:table-column-properties style:column-width="0.213194in"/>
    </style:style>
    <style:style style:name="TableColumn0506" style:family="table-column">
      <style:table-column-properties style:column-width="0.208333in"/>
    </style:style>
    <style:style style:name="TableColumn0507" style:family="table-column">
      <style:table-column-properties style:column-width="0.208333in"/>
    </style:style>
    <style:style style:name="TableColumn0508" style:family="table-column">
      <style:table-column-properties style:column-width="0.208333in"/>
    </style:style>
    <style:style style:name="TableColumn0509" style:family="table-column">
      <style:table-column-properties style:column-width="0.206944in"/>
    </style:style>
    <style:style style:name="TableColumn0510" style:family="table-column">
      <style:table-column-properties style:column-width="0.208333in"/>
    </style:style>
    <style:style style:name="TableColumn0511" style:family="table-column">
      <style:table-column-properties style:column-width="0.208333in"/>
    </style:style>
    <style:style style:name="TableColumn0512" style:family="table-column">
      <style:table-column-properties style:column-width="0.208333in"/>
    </style:style>
    <style:style style:name="TableColumn0513" style:family="table-column">
      <style:table-column-properties style:column-width="0.206944in"/>
    </style:style>
    <style:style style:name="TableColumn0514" style:family="table-column">
      <style:table-column-properties style:column-width="0.208333in"/>
    </style:style>
    <style:style style:name="TableColumn0515" style:family="table-column">
      <style:table-column-properties style:column-width="0.213194in"/>
    </style:style>
    <style:style style:name="TableColumn0516" style:family="table-column">
      <style:table-column-properties style:column-width="0.208333in"/>
    </style:style>
    <style:style style:name="TableColumn0517" style:family="table-column">
      <style:table-column-properties style:column-width="0.206944in"/>
    </style:style>
    <style:style style:name="TableColumn0518" style:family="table-column">
      <style:table-column-properties style:column-width="0.208333in"/>
    </style:style>
    <style:style style:name="TableColumn0519" style:family="table-column">
      <style:table-column-properties style:column-width="0.208333in"/>
    </style:style>
    <style:style style:name="TableColumn0520" style:family="table-column">
      <style:table-column-properties style:column-width="0.208333in"/>
    </style:style>
    <style:style style:name="TableColumn0521" style:family="table-column">
      <style:table-column-properties style:column-width="0.208333in"/>
    </style:style>
    <style:style style:name="TableColumn0522" style:family="table-column">
      <style:table-column-properties style:column-width="0.208333in"/>
    </style:style>
    <style:style style:name="TableColumn0523" style:family="table-column">
      <style:table-column-properties style:column-width="0.208333in"/>
    </style:style>
    <style:style style:name="TableColumn0524" style:family="table-column">
      <style:table-column-properties style:column-width="0.208333in"/>
    </style:style>
    <style:style style:name="TableColumn0525" style:family="table-column">
      <style:table-column-properties style:column-width="0.206250in"/>
    </style:style>
    <style:style style:name="TableColumn0526" style:family="table-column">
      <style:table-column-properties style:column-width="0.213194in"/>
    </style:style>
    <style:style style:name="TableColumn0527" style:family="table-column">
      <style:table-column-properties style:column-width="0.208333in"/>
    </style:style>
    <style:style style:name="TableColumn0528" style:family="table-column">
      <style:table-column-properties style:column-width="0.208333in"/>
    </style:style>
    <style:style style:name="TableColumn0529" style:family="table-column">
      <style:table-column-properties style:column-width="0.208333in"/>
    </style:style>
    <style:style style:name="TableColumn0530" style:family="table-column">
      <style:table-column-properties style:column-width="0.208333in"/>
    </style:style>
    <style:style style:name="TableColumn0531" style:family="table-column">
      <style:table-column-properties style:column-width="0.213889in"/>
    </style:style>
    <style:style style:name="Table05" style:family="table">
      <style:table-properties style:width="6.68125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0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1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1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1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01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ccffff"/>
    </style:style>
    <style:style style:name="TableCell0501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1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2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2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transparent"/>
    </style:style>
    <style:style style:name="TableCell0502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2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3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cc"/>
    </style:style>
    <style:style style:name="TableCell0503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3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4" style:family="table-row">
      <style:table-row-properties style:min-row-height="0.245139in"/>
    </style:style>
    <style:style style:name="TableCell050400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04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4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5" style:family="table-row">
      <style:table-row-properties style:min-row-height="0.245139in"/>
    </style:style>
    <style:style style:name="TableCell0505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5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05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5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6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6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6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6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6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06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6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7" style:family="table-row">
      <style:table-row-properties style:min-row-height="0.138889in"/>
    </style:style>
    <style:style style:name="TableCell0507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0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0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0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0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1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2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07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072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072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072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072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072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2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2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2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3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073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ccffff"/>
    </style:style>
    <style:style style:name="TableRow0508" style:family="table-row">
      <style:table-row-properties/>
    </style:style>
    <style:style style:name="TableCell0508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04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08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2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6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4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08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28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08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8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09" style:family="table-row">
      <style:table-row-properties/>
    </style:style>
    <style:style style:name="TableCell050900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09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09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10" style:family="table-row">
      <style:table-row-properties/>
    </style:style>
    <style:style style:name="TableCell0510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10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0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11" style:family="table-row">
      <style:table-row-properties/>
    </style:style>
    <style:style style:name="TableCell051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1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1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1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1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11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1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512" style:family="table-row">
      <style:table-row-properties/>
    </style:style>
    <style:style style:name="TableCell051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0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0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0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0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1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2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512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122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122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122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122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5122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2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2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2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3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5123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ccffff"/>
    </style:style>
    <style:style style:name="TableRow0513" style:family="table-row">
      <style:table-row-properties/>
    </style:style>
    <style:style style:name="TableCell0513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0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513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28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513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513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olumn0600" style:family="table-column">
      <style:table-column-properties style:column-width="0.209722in"/>
    </style:style>
    <style:style style:name="TableColumn0601" style:family="table-column">
      <style:table-column-properties style:column-width="0.207639in"/>
    </style:style>
    <style:style style:name="TableColumn0602" style:family="table-column">
      <style:table-column-properties style:column-width="0.208333in"/>
    </style:style>
    <style:style style:name="TableColumn0603" style:family="table-column">
      <style:table-column-properties style:column-width="0.208333in"/>
    </style:style>
    <style:style style:name="TableColumn0604" style:family="table-column">
      <style:table-column-properties style:column-width="0.208333in"/>
    </style:style>
    <style:style style:name="TableColumn0605" style:family="table-column">
      <style:table-column-properties style:column-width="0.213194in"/>
    </style:style>
    <style:style style:name="TableColumn0606" style:family="table-column">
      <style:table-column-properties style:column-width="0.208333in"/>
    </style:style>
    <style:style style:name="TableColumn0607" style:family="table-column">
      <style:table-column-properties style:column-width="0.208333in"/>
    </style:style>
    <style:style style:name="TableColumn0608" style:family="table-column">
      <style:table-column-properties style:column-width="0.208333in"/>
    </style:style>
    <style:style style:name="TableColumn0609" style:family="table-column">
      <style:table-column-properties style:column-width="0.206944in"/>
    </style:style>
    <style:style style:name="TableColumn0610" style:family="table-column">
      <style:table-column-properties style:column-width="0.208333in"/>
    </style:style>
    <style:style style:name="TableColumn0611" style:family="table-column">
      <style:table-column-properties style:column-width="0.208333in"/>
    </style:style>
    <style:style style:name="TableColumn0612" style:family="table-column">
      <style:table-column-properties style:column-width="0.208333in"/>
    </style:style>
    <style:style style:name="TableColumn0613" style:family="table-column">
      <style:table-column-properties style:column-width="0.206944in"/>
    </style:style>
    <style:style style:name="TableColumn0614" style:family="table-column">
      <style:table-column-properties style:column-width="0.208333in"/>
    </style:style>
    <style:style style:name="TableColumn0615" style:family="table-column">
      <style:table-column-properties style:column-width="0.213194in"/>
    </style:style>
    <style:style style:name="TableColumn0616" style:family="table-column">
      <style:table-column-properties style:column-width="0.208333in"/>
    </style:style>
    <style:style style:name="TableColumn0617" style:family="table-column">
      <style:table-column-properties style:column-width="0.206944in"/>
    </style:style>
    <style:style style:name="TableColumn0618" style:family="table-column">
      <style:table-column-properties style:column-width="0.208333in"/>
    </style:style>
    <style:style style:name="TableColumn0619" style:family="table-column">
      <style:table-column-properties style:column-width="0.208333in"/>
    </style:style>
    <style:style style:name="TableColumn0620" style:family="table-column">
      <style:table-column-properties style:column-width="0.208333in"/>
    </style:style>
    <style:style style:name="TableColumn0621" style:family="table-column">
      <style:table-column-properties style:column-width="0.208333in"/>
    </style:style>
    <style:style style:name="TableColumn0622" style:family="table-column">
      <style:table-column-properties style:column-width="0.208333in"/>
    </style:style>
    <style:style style:name="TableColumn0623" style:family="table-column">
      <style:table-column-properties style:column-width="0.208333in"/>
    </style:style>
    <style:style style:name="TableColumn0624" style:family="table-column">
      <style:table-column-properties style:column-width="0.208333in"/>
    </style:style>
    <style:style style:name="TableColumn0625" style:family="table-column">
      <style:table-column-properties style:column-width="0.206250in"/>
    </style:style>
    <style:style style:name="TableColumn0626" style:family="table-column">
      <style:table-column-properties style:column-width="0.213194in"/>
    </style:style>
    <style:style style:name="TableColumn0627" style:family="table-column">
      <style:table-column-properties style:column-width="0.208333in"/>
    </style:style>
    <style:style style:name="TableColumn0628" style:family="table-column">
      <style:table-column-properties style:column-width="0.208333in"/>
    </style:style>
    <style:style style:name="TableColumn0629" style:family="table-column">
      <style:table-column-properties style:column-width="0.208333in"/>
    </style:style>
    <style:style style:name="TableColumn0630" style:family="table-column">
      <style:table-column-properties style:column-width="0.208333in"/>
    </style:style>
    <style:style style:name="TableColumn0631" style:family="table-column">
      <style:table-column-properties style:column-width="0.451389in"/>
    </style:style>
    <style:style style:name="TableColumn0632" style:family="table-column">
      <style:table-column-properties style:column-width="0.236806in"/>
    </style:style>
    <style:style style:name="TableColumn0633" style:family="table-column">
      <style:table-column-properties style:column-width="0.159722in"/>
    </style:style>
    <style:style style:name="TableColumn0634" style:family="table-column">
      <style:table-column-properties style:column-width="0.219444in"/>
    </style:style>
    <style:style style:name="TableColumn0635" style:family="table-column">
      <style:table-column-properties style:column-width="1.252083in"/>
    </style:style>
    <style:style style:name="TableColumn0636" style:family="table-column">
      <style:table-column-properties style:column-width="0.219444in"/>
    </style:style>
    <style:style style:name="Table06" style:family="table">
      <style:table-properties style:width="9.00625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6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0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0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6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0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600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6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ccffff"/>
    </style:style>
    <style:style style:name="TableCell0600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0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1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1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transparent"/>
    </style:style>
    <style:style style:name="TableCell0601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1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cc"/>
    </style:style>
    <style:style style:name="TableCell0602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2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3" style:family="table-row">
      <style:table-row-properties style:min-row-height="0.245139in"/>
    </style:style>
    <style:style style:name="TableCell060300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3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4" style:family="table-row">
      <style:table-row-properties style:min-row-height="0.245139in"/>
    </style:style>
    <style:style style:name="TableCell0604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04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4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5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5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5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3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53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3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535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053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0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0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0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0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06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1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1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1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2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3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063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ccffff"/>
    </style:style>
    <style:style style:name="TableRow0607" style:family="table-row">
      <style:table-row-properties/>
    </style:style>
    <style:style style:name="TableCell0607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04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08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2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6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4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7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28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07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7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8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09" style:family="table-row">
      <style:table-row-properties/>
    </style:style>
    <style:style style:name="TableCell0609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09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6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09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09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10" style:family="table-row">
      <style:table-row-properties/>
    </style:style>
    <style:style style:name="TableCell0610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0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01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0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3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03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03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103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611" style:family="table-row">
      <style:table-row-properties/>
    </style:style>
    <style:style style:name="TableCell061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0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0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0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0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0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1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2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cc"/>
    </style:style>
    <style:style style:name="TableCell06112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6112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6112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6112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61125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transparent"/>
    </style:style>
    <style:style style:name="TableCell06112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27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2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29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3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ccffff"/>
    </style:style>
    <style:style style:name="TableCell06113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ccffff"/>
    </style:style>
    <style:style style:name="TableRow0612" style:family="table-row">
      <style:table-row-properties/>
    </style:style>
    <style:style style:name="TableCell061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08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0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1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6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1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1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2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6122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28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61229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30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6123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</office:automatic-styles>
  <office:body>
    <office:text>
      <text:p text:style-name="P1"><text:span text:style-name="T1">2.21 Exercícios</text:span><text:span text:style-name="T2">1</text:span></text:p>
      <text:p text:style-name="P1"><text:span text:style-name="T3">1<text:s/></text:span><text:span text:style-name="T4">Contribuição de John Oliver, da Cal Poly, San Luis Obispo, com colaborações de Nicole Kaiyan (Universidade de Adelaide) e Milos Prvulovic (Georgia Tech)</text:span></text:p>
      <text:p text:style-name="P1"><text:span text:style-name="T5"/></text:p>
      <text:p text:style-name="P1"><text:span text:style-name="T6">O Apêndice B descreve o simulador do MIPS, que é útil para estes exercícios. Embora o simulador aceite pseudoinstruções, tente não usá-las em qualquer exercício que pedir para produzir código do MIPS. Seu objetivo deverá ser aprender o conjunto de instruções MIPS real, e se você tiver de contar instruções, sua contagem deverá refletir as instruções reais executadas, e não as pseudoinstruções.</text:span></text:p>
      <text:p text:style-name="P1"><text:span text:style-name="T6">Existem alguns casos em que as pseudoinstruções precisam ser usadas (por exemplo, a instrução la quando um valor real não é conhecido durante a codificação em assembly).</text:span></text:p>
      <text:p text:style-name="P1"><text:span text:style-name="T6">Em muitos casos, elas são muito convenientes e resultam em código mais legível (por exemplo, as instruções li e move. Se você decidir usar pseudoinstruções por esses motivos, por favor, acrescente uma sentença ou duas à sua solução, indicando quais pseudoinstruções usou e por quê.</text:span></text:p>
      <text:p text:style-name="P1"><text:span text:style-name="T7"/></text:p>
      <text:p text:style-name="P1"><text:span text:style-name="T8">Exercício 2.1</text:span></text:p>
      <text:p text:style-name="P1"><text:span text:style-name="T9">Os problemas a seguir lidam com a tradução de C para MIPS. Suponha que as variáveis f, g, h e i sejam dadas e possam ser consideradas inteiros de 32 bits, conforme declarado em um programa C.</text:span></text:p>
      <text:p text:style-name="P1"><text:span text:style-name="T10"/></text:p>
      <text:p text:style-name="P1"><text:span text:style-name="T11">a. f=g-h;</text:span></text:p>
      <text:p text:style-name="P1"><text:span text:style-name="T11">b. f=g+(h-5);</text:span></text:p>
      <text:p text:style-name="P1"><text:span text:style-name="T12"/></text:p>
      <text:p text:style-name="P1"><text:span text:style-name="T13">2.1.1 [5] &lt;2.2&gt; Para essas instruções C, qual é o código assembly do MIPS correspondente? Use um número mínimo de instruções assembly do MIPS.</text:span></text:p>
      <text:p text:style-name="P1"><text:span text:style-name="T14"/></text:p>
      <text:p text:style-name="P1"><text:span text:style-name="T14"/></text:p>
      <text:p text:style-name="P1"><text:span text:style-name="T15"><text:tab/></text:span><text:span text:style-name="T16"><text:tab/>sub f, g, h</text:span></text:p>
      <text:p text:style-name="P2"><text:span text:style-name="T17"/></text:p>
      <text:p text:style-name="P3"><text:span text:style-name="T18"><text:tab/><text:tab/>addi t0, h, -5</text:span></text:p>
      <text:p text:style-name="P3"><text:span text:style-name="T18"><text:tab/><text:tab/>add f, g, t0</text:span></text:p>
      <text:p text:style-name="P4"><text:span text:style-name="T19"/></text:p>
      <text:p text:style-name="P4"><text:span text:style-name="T19"/></text:p>
      <text:p text:style-name="P5"><text:span text:style-name="T20">2.1.2 [5] &lt;2.2&gt; Para essas instruções C, quantas instruções assembly do MIPS são necessárias a fim de executar a instrução C?</text:span></text:p>
      <text:p text:style-name="P5"><text:span text:style-name="T20"><text:tab/></text:span></text:p>
      <text:p text:style-name="P5"><text:span text:style-name="T21"/></text:p>
      <text:p text:style-name="P5"><text:span text:style-name="T22"><text:tab/></text:span><text:span text:style-name="T23"><text:tab/>Para a primeira, é necessária 1 instrução assembly do MIPS, e para a segunda, 2.</text:span></text:p>
      <text:p text:style-name="P5"><text:span text:style-name="T24"/></text:p>
      <text:p text:style-name="P5"><text:span text:style-name="T24"/></text:p>
      <text:p text:style-name="P5"><text:span text:style-name="T25">2.1.3 [5] &lt;2.2&gt; Se as variáveis f, g, h e i possuem o valor de 1, 2, 3 e 4, respectivamente, qual é o valor final de f?</text:span></text:p>
      <text:p text:style-name="P5"><text:span text:style-name="T26"/></text:p>
      <text:p text:style-name="P5"><text:span text:style-name="T26"/></text:p>
      <text:p text:style-name="P5"><text:span text:style-name="T27"><text:tab/><text:tab/>a) f = -1</text:span></text:p>
      <text:p text:style-name="P5"><text:span text:style-name="T27"><text:tab/><text:tab/>b) f = 0</text:span></text:p>
      <text:p text:style-name="P6"><text:span text:style-name="T28"/></text:p>
      <text:p text:style-name="P6"><text:span text:style-name="T28"/></text:p>
      <text:p text:style-name="P7"><text:span text:style-name="T29">Os problemas a seguir lidam com a tradução de MIPS para C. Suponha que as variáveis g, h, i e j sejam dadas e possam ser consideradas inteiros de 32 bits, conforme declarado em um programa C.</text:span></text:p>
      <text:p text:style-name="P7"><text:span text:style-name="T30"/></text:p>
      <text:p text:style-name="P7"><text:span text:style-name="T31">a. <text:tab/>addi f, f, 4</text:span></text:p>
      <text:p text:style-name="P7"><text:span text:style-name="T31">b. <text:tab/>add f, g, h</text:span></text:p>
      <text:p text:style-name="P7"><text:span text:style-name="T31"><text:tab/>add f, i, f</text:span></text:p>
      <text:p text:style-name="P7"><text:span text:style-name="T32"/></text:p>
      <text:p text:style-name="P7"><text:span text:style-name="T33">2.1.4 [5] &lt;2.2&gt; Para essas instruções MIPS, qual é a instrução C correspondente?</text:span></text:p>
      <text:p text:style-name="P7"><text:span text:style-name="T34"/></text:p>
      <text:p text:style-name="P7"><text:span text:style-name="T34"/></text:p>
      <text:p text:style-name="P7"><text:span text:style-name="T35"><text:tab/>a) f += 4;</text:span></text:p>
      <text:p text:style-name="P8"><text:span text:style-name="T36"/></text:p>
      <text:p text:style-name="P9"><text:span text:style-name="T37"><text:tab/>b) f = g + h;</text:span></text:p>
      <text:p text:style-name="P9"><text:span text:style-name="T37"><text:tab/><text:s text:c="3"/>f += i;</text:span></text:p>
      <text:p text:style-name="P9"><text:span text:style-name="T38"><text:tab/></text:span></text:p>
      <text:p text:style-name="P9"><text:span text:style-name="T39"/></text:p>
      <text:p text:style-name="P9"><text:span text:style-name="T40">2.1.5 [5] &lt;2.2&gt; Se as variáveis f, g, h e i têm valores 1, 2, 3 e 4, respectivamente, qual é o valor final de f?</text:span></text:p>
      <text:p text:style-name="P9"><text:span text:style-name="T41"/></text:p>
      <text:p text:style-name="P9"><text:span text:style-name="T41"/></text:p>
      <text:p text:style-name="P9"><text:span text:style-name="T42"><text:tab/><text:tab/>a) f = 5</text:span></text:p>
      <text:p text:style-name="P9"><text:span text:style-name="T42"><text:tab/><text:tab/>b) f = 9</text:span></text:p>
      <text:p text:style-name="P9"><text:span text:style-name="T43"><text:tab/></text:span></text:p>
      <text:p text:style-name="P9"><text:span text:style-name="T44"/></text:p>
      <text:p text:style-name="P9"><text:span text:style-name="T45">Exercício 2.3</text:span></text:p>
      <text:p text:style-name="P9"><text:span text:style-name="T46">Os problemas a seguir lidam com a tradução de C para MIPS. Considere que as variáveis f e g sejam dadas e possam ser consideradas inteiros de 32 bits, conforme declarado em um programa C.</text:span></text:p>
      <text:p text:style-name="P9"><text:span text:style-name="T46">a. f =<text:s/></text:span><text:span text:style-name="T47">−</text:span><text:span text:style-name="T48">g<text:s/></text:span><text:span text:style-name="T49">−</text:span><text:span text:style-name="T50"><text:s/>f;</text:span></text:p>
      <text:p text:style-name="P9"><text:span text:style-name="T51">b. f = g + (</text:span><text:span text:style-name="T52">−</text:span><text:span text:style-name="T53">f<text:s/></text:span><text:span text:style-name="T54">−</text:span><text:span text:style-name="T55"><text:s/>5);</text:span></text:p>
      <text:p text:style-name="P9"><text:span text:style-name="T56"/></text:p>
      <text:p text:style-name="P9"><text:span text:style-name="T57">2.3.1 [5] &lt;2.2&gt; Para essas instruções C, qual é o código assembly do MIPS correspondente? Use um número mínimo de instruções assembly do MIPS.</text:span></text:p>
      <text:p text:style-name="P9"><text:span text:style-name="T58"/></text:p>
      <text:p text:style-name="P9"><text:span text:style-name="T58"/></text:p>
      <text:p text:style-name="P9"><text:span text:style-name="T59"><text:tab/><text:tab/>a) add f, -g, -f</text:span></text:p>
      <text:p text:style-name="P10"><text:span text:style-name="T60"/></text:p>
      <text:p text:style-name="P11"><text:span text:style-name="T61"><text:tab/><text:tab/>b) addi t0, -f, -5</text:span></text:p>
      <text:p text:style-name="P12"><text:span text:style-name="T61"><text:tab/><text:s text:c="3"/>add f, g, t0</text:span></text:p>
      <text:p text:style-name="P13"><text:span text:style-name="T62"/></text:p>
      <text:p text:style-name="P13"><text:span text:style-name="T62"/></text:p>
      <text:p text:style-name="P14"><text:span text:style-name="T63">2.3.2 [5] &lt;2.2&gt; Para as instruções C anteriores, quantas instruções assembly do MIPS são necessárias a fim de executar a instrução C?</text:span></text:p>
      <text:p text:style-name="P14"><text:span text:style-name="T64"/></text:p>
      <text:p text:style-name="P14"><text:span text:style-name="T64"/></text:p>
      <text:p text:style-name="P15"><text:span text:style-name="T65">Para a primeira, foi necessária 1 instrução assembly do MIPS, para a segunda, 2.</text:span></text:p>
      <text:p text:style-name="P16"><text:span text:style-name="T66"/></text:p>
      <text:p text:style-name="P16"><text:span text:style-name="T66"/></text:p>
      <text:p text:style-name="P17"><text:span text:style-name="T67">2.3.3 [5] &lt;2.2&gt; Se as variáveis f, g, h, i e j têm valores 1, 2, 3, 4 e 5, respectivamente, qual é o valor final de f?</text:span></text:p>
      <text:p text:style-name="P18"><text:span text:style-name="T68"/></text:p>
      <text:p text:style-name="P18"><text:span text:style-name="T68"/></text:p>
      <text:p text:style-name="P19"><text:span text:style-name="T69">a) f = -3</text:span></text:p>
      <text:p text:style-name="P19"><text:span text:style-name="T69">b) f = -4</text:span></text:p>
      <text:p text:style-name="P19"><text:span text:style-name="T70"/></text:p>
      <text:p text:style-name="P19"><text:span text:style-name="T70"/></text:p>
      <text:p text:style-name="P20"><text:span text:style-name="T71">Os problemas a seguir lidam com a tradução de MIPS para C. Suponha que as variáveis g, h, i e j sejam dadas e possam ser consideradas inteiros de 32 bits, conforme declarado em um programa C.</text:span></text:p>
      <text:p text:style-name="P21"><text:span text:style-name="T72"/></text:p>
      <text:p text:style-name="P21"><text:span text:style-name="T73">a. addi <text:tab/>f, f,<text:s/></text:span><text:span text:style-name="T74">−</text:span><text:span text:style-name="T75"><text:s/>4</text:span></text:p>
      <text:p text:style-name="P21"><text:span text:style-name="T76">b. add <text:tab/>i, g, h</text:span></text:p>
      <text:p text:style-name="P21"><text:span text:style-name="T76"><text:s text:c="3"/>add <text:tab/>f, i, f</text:span></text:p>
      <text:p text:style-name="P21"><text:span text:style-name="T77"/></text:p>
      <text:p text:style-name="P21"><text:span text:style-name="T78">2.3.4 [5] &lt;2.2&gt; Para essas instruções MIPS, qual é a instrução C correspondente?</text:span></text:p>
      <text:p text:style-name="P21"><text:span text:style-name="T79"/></text:p>
      <text:p text:style-name="P21"><text:span text:style-name="T79"/></text:p>
      <text:p text:style-name="P21"><text:span text:style-name="T80"><text:tab/></text:span><text:span text:style-name="T81"><text:tab/>a) f = f<text:s/></text:span><text:span text:style-name="T82">–</text:span><text:span text:style-name="T83"><text:s/>4;</text:span></text:p>
      <text:p text:style-name="P21"><text:span text:style-name="T84"><text:tab/><text:tab/></text:span></text:p>
      <text:p text:style-name="P21"><text:span text:style-name="T84"><text:tab/><text:tab/>b) i = g + h;</text:span></text:p>
      <text:p text:style-name="P21"><text:span text:style-name="T84"><text:s text:c="13"/>f = i + f;</text:span></text:p>
      <text:p text:style-name="P21"><text:span text:style-name="T85"/></text:p>
      <text:p text:style-name="P21"><text:span text:style-name="T85"/></text:p>
      <text:p text:style-name="P21"><text:span text:style-name="T86">2.3.5 [5] &lt;2.2&gt; Se as variáveis f, g, h e i têm valores 1, 2, 3 e 4, respectivamente, qual é o valor final de f?</text:span></text:p>
      <text:p text:style-name="P21"><text:span text:style-name="T86"><text:tab/><text:tab/></text:span></text:p>
      <text:p text:style-name="P21"><text:span text:style-name="T87"/></text:p>
      <text:p text:style-name="P21"><text:span text:style-name="T88"><text:tab/></text:span><text:span text:style-name="T89"><text:tab/>a) f = -3</text:span></text:p>
      <text:p text:style-name="P21"><text:span text:style-name="T89"><text:tab/><text:tab/>b) f = 6</text:span></text:p>
      <text:p text:style-name="P21"><text:span text:style-name="T90"/></text:p>
      <text:p text:style-name="P21"><text:span text:style-name="T90"/></text:p>
      <text:p text:style-name="P21"><text:span text:style-name="T91">Exercício 2.5</text:span></text:p>
      <text:p text:style-name="P21"><text:span text:style-name="T92">Nos problemas a seguir estaremos investigando as operações da memória no contexto de um processador MIPS. A tabela a seguir mostra os valores de um array armazenado na memória. Considere que o endereço de base do array está armazenado no registrador $s6 e faça o offset considerando o endereço de base do array.</text:span></text:p>
      <text:p text:style-name="P21"><text:span text:style-name="T93"/></text:p>
      <text:p text:style-name="P21"><text:span text:style-name="T93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3"><text:span text:style-name="T94">a.</text:span><text:span text:style-name="T95"/></text:p>
          </table:table-cell>
          <table:table-cell table:style-name="TableCell010001">
            <text:p text:style-name="P23"><text:span text:style-name="T96">Endereço</text:span><text:span text:style-name="T97"/></text:p>
          </table:table-cell>
          <table:table-cell table:style-name="TableCell010002">
            <text:p text:style-name="P23"><text:span text:style-name="T98">Dados</text:span><text:span text:style-name="T99"/></text:p>
          </table:table-cell>
        </table:table-row>
        <table:table-row table:style-name="TableRow0101">
          <table:table-cell table:style-name="TableCell010100">
            <text:p text:style-name="P26"><text:span text:style-name="T99"/></text:p>
          </table:table-cell>
          <table:table-cell table:style-name="TableCell010101">
            <text:p text:style-name="P26"><text:span text:style-name="T100">20</text:span><text:span text:style-name="T101"/></text:p>
          </table:table-cell>
          <table:table-cell table:style-name="TableCell010102">
            <text:p text:style-name="P26"><text:span text:style-name="T102">4</text:span><text:span text:style-name="T103"/></text:p>
          </table:table-cell>
        </table:table-row>
        <table:table-row table:style-name="TableRow0102">
          <table:table-cell table:style-name="TableCell010200">
            <text:p text:style-name="P28"><text:span text:style-name="T103"/></text:p>
          </table:table-cell>
          <table:table-cell table:style-name="TableCell010201">
            <text:p text:style-name="P28"><text:span text:style-name="T104">24</text:span><text:span text:style-name="T105"/></text:p>
          </table:table-cell>
          <table:table-cell table:style-name="TableCell010202">
            <text:p text:style-name="P28"><text:span text:style-name="T106">5</text:span><text:span text:style-name="T107"/></text:p>
          </table:table-cell>
        </table:table-row>
        <table:table-row table:style-name="TableRow0103">
          <table:table-cell table:style-name="TableCell010300">
            <text:p text:style-name="P30"><text:span text:style-name="T107"/></text:p>
          </table:table-cell>
          <table:table-cell table:style-name="TableCell010301">
            <text:p text:style-name="P30"><text:span text:style-name="T108">28</text:span><text:span text:style-name="T109"/></text:p>
          </table:table-cell>
          <table:table-cell table:style-name="TableCell010302">
            <text:p text:style-name="P30"><text:span text:style-name="T110">3</text:span><text:span text:style-name="T111"/></text:p>
          </table:table-cell>
        </table:table-row>
        <table:table-row table:style-name="TableRow0104">
          <table:table-cell table:style-name="TableCell010400">
            <text:p text:style-name="P32"><text:span text:style-name="T111"/></text:p>
          </table:table-cell>
          <table:table-cell table:style-name="TableCell010401">
            <text:p text:style-name="P32"><text:span text:style-name="T112">32</text:span><text:span text:style-name="T113"/></text:p>
          </table:table-cell>
          <table:table-cell table:style-name="TableCell010402">
            <text:p text:style-name="P32"><text:span text:style-name="T114">2</text:span><text:span text:style-name="T115"/></text:p>
          </table:table-cell>
        </table:table-row>
        <table:table-row table:style-name="TableRow0105">
          <table:table-cell table:style-name="TableCell010500">
            <text:p text:style-name="P34"><text:span text:style-name="T115"/></text:p>
          </table:table-cell>
          <table:table-cell table:style-name="TableCell010501">
            <text:p text:style-name="P34"><text:span text:style-name="T116">34</text:span><text:span text:style-name="T117"/></text:p>
          </table:table-cell>
          <table:table-cell table:style-name="TableCell010502">
            <text:p text:style-name="P34"><text:span text:style-name="T118">1</text:span><text:span text:style-name="T119"/></text:p>
          </table:table-cell>
        </table:table-row>
        <table:table-row table:style-name="TableRow0106">
          <table:table-cell table:style-name="TableCell010600">
            <text:p text:style-name="P37"><text:span text:style-name="T120">b.</text:span><text:span text:style-name="T121"/></text:p>
          </table:table-cell>
          <table:table-cell table:style-name="TableCell010601">
            <text:p text:style-name="P37"><text:span text:style-name="T122">Endereço</text:span><text:span text:style-name="T123"/></text:p>
          </table:table-cell>
          <table:table-cell table:style-name="TableCell010602">
            <text:p text:style-name="P37"><text:span text:style-name="T124">Dados</text:span><text:span text:style-name="T125"/></text:p>
          </table:table-cell>
        </table:table-row>
        <table:table-row table:style-name="TableRow0107">
          <table:table-cell table:style-name="TableCell010700">
            <text:p text:style-name="P40"><text:span text:style-name="T125"/></text:p>
          </table:table-cell>
          <table:table-cell table:style-name="TableCell010701">
            <text:p text:style-name="P40"><text:span text:style-name="T126">24</text:span><text:span text:style-name="T127"/></text:p>
          </table:table-cell>
          <table:table-cell table:style-name="TableCell010702">
            <text:p text:style-name="P40"><text:span text:style-name="T128">2</text:span><text:span text:style-name="T129"/></text:p>
          </table:table-cell>
        </table:table-row>
        <table:table-row table:style-name="TableRow0108">
          <table:table-cell table:style-name="TableCell010800">
            <text:p text:style-name="P42"><text:span text:style-name="T129"/></text:p>
          </table:table-cell>
          <table:table-cell table:style-name="TableCell010801">
            <text:p text:style-name="P42"><text:span text:style-name="T130">38</text:span><text:span text:style-name="T131"/></text:p>
          </table:table-cell>
          <table:table-cell table:style-name="TableCell010802">
            <text:p text:style-name="P42"><text:span text:style-name="T132">4</text:span><text:span text:style-name="T133"/></text:p>
          </table:table-cell>
        </table:table-row>
        <table:table-row table:style-name="TableRow0109">
          <table:table-cell table:style-name="TableCell010900">
            <text:p text:style-name="P44"><text:span text:style-name="T133"/></text:p>
          </table:table-cell>
          <table:table-cell table:style-name="TableCell010901">
            <text:p text:style-name="P44"><text:span text:style-name="T134">32</text:span><text:span text:style-name="T135"/></text:p>
          </table:table-cell>
          <table:table-cell table:style-name="TableCell010902">
            <text:p text:style-name="P44"><text:span text:style-name="T136">3</text:span><text:span text:style-name="T137"/></text:p>
          </table:table-cell>
        </table:table-row>
        <table:table-row table:style-name="TableRow0110">
          <table:table-cell table:style-name="TableCell011000">
            <text:p text:style-name="P46"><text:span text:style-name="T137"/></text:p>
          </table:table-cell>
          <table:table-cell table:style-name="TableCell011001">
            <text:p text:style-name="P46"><text:span text:style-name="T138">36</text:span><text:span text:style-name="T139"/></text:p>
          </table:table-cell>
          <table:table-cell table:style-name="TableCell011002">
            <text:p text:style-name="P46"><text:span text:style-name="T140">6</text:span><text:span text:style-name="T141"/></text:p>
          </table:table-cell>
        </table:table-row>
        <table:table-row table:style-name="TableRow0111">
          <table:table-cell table:style-name="TableCell011100">
            <text:p text:style-name="P49"><text:span text:style-name="T141"/></text:p>
          </table:table-cell>
          <table:table-cell table:style-name="TableCell011101">
            <text:p text:style-name="P49"><text:span text:style-name="T142">40</text:span><text:span text:style-name="T143"/></text:p>
          </table:table-cell>
          <table:table-cell table:style-name="TableCell011102">
            <text:p text:style-name="P49"><text:span text:style-name="T144">1</text:span><text:span text:style-name="T145"/></text:p>
          </table:table-cell>
        </table:table-row>
      </table:table>
      <text:p text:style-name="P51"><text:span text:style-name="T145"/></text:p>
      <text:p text:style-name="P51"><text:span text:style-name="T146">2.5.1 [10] &lt;2.2, 2.3&gt; Para os locais de memória na tabela anterior, escreva o código C de modo a classificar os dados do mais baixo ao mais alto, colocando o menor valor no menor local de memória mostrado na figura. Suponha que os dados mostrados representem a variável C chamada Array, que é um array do tipo int. Suponha que essa máquina em particular seja uma máquina endereçável por<text:s text:c="2"/>byte e uma word consista em 4 bytes.</text:span></text:p>
      <text:p text:style-name="P51"><text:span text:style-name="T147"/></text:p>
      <text:p text:style-name="P51"><text:span text:style-name="T147"/></text:p>
      <text:p text:style-name="P51"><text:span text:style-name="T148">a)</text:span></text:p>
      <text:p text:style-name="P51"><text:span text:style-name="T149"/></text:p>
      <text:p text:style-name="P51"><text:span text:style-name="T150">temp = c[0];</text:span></text:p>
      <text:p text:style-name="P51"><text:span text:style-name="T150">c[0] = c[4];</text:span></text:p>
      <text:p text:style-name="P51"><text:span text:style-name="T150">c[4] = temp;</text:span></text:p>
      <text:p text:style-name="P51"><text:span text:style-name="T151"/></text:p>
      <text:p text:style-name="P51"><text:span text:style-name="T152">temp = c[1];</text:span></text:p>
      <text:p text:style-name="P51"><text:span text:style-name="T152">c[1] = c[4];</text:span></text:p>
      <text:p text:style-name="P51"><text:span text:style-name="T152">c[4] = temp;</text:span></text:p>
      <text:p text:style-name="P51"><text:span text:style-name="T153"/></text:p>
      <text:p text:style-name="P51"><text:span text:style-name="T154">temp = c[3];</text:span></text:p>
      <text:p text:style-name="P51"><text:span text:style-name="T154">c[3] = c[1]; </text:span></text:p>
      <text:p text:style-name="P51"><text:span text:style-name="T154">c[1] = temp;</text:span></text:p>
      <text:p text:style-name="P51"><text:span text:style-name="T155"/></text:p>
      <text:p text:style-name="P51"><text:span text:style-name="T156">b)</text:span></text:p>
      <text:p text:style-name="P51"><text:span text:style-name="T157"/></text:p>
      <text:p text:style-name="P51"><text:span text:style-name="T158">temp = c[0];</text:span></text:p>
      <text:p text:style-name="P51"><text:span text:style-name="T158">c[0] = c[4];</text:span></text:p>
      <text:p text:style-name="P51"><text:span text:style-name="T158">c[4] = temp;</text:span></text:p>
      <text:p text:style-name="P51"><text:span text:style-name="T159"/></text:p>
      <text:p text:style-name="P51"><text:span text:style-name="T160">temp = c[1];</text:span></text:p>
      <text:p text:style-name="P51"><text:span text:style-name="T160">c[1] = c[4];</text:span></text:p>
      <text:p text:style-name="P51"><text:span text:style-name="T160">c[4] = temp;</text:span></text:p>
      <text:p text:style-name="P51"><text:span text:style-name="T161"/></text:p>
      <text:p text:style-name="P51"><text:span text:style-name="T162">temp = c[3];</text:span></text:p>
      <text:p text:style-name="P51"><text:span text:style-name="T162">c[3] = c[4]; </text:span></text:p>
      <text:p text:style-name="P51"><text:span text:style-name="T162">c[4] = temp;</text:span></text:p>
      <text:p text:style-name="P51"><text:span text:style-name="T163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53"><text:span text:style-name="T164">a.</text:span><text:span text:style-name="T165"/></text:p>
          </table:table-cell>
          <table:table-cell table:style-name="TableCell020001">
            <text:p text:style-name="P53"><text:span text:style-name="T166">Endereço</text:span><text:span text:style-name="T167"/></text:p>
          </table:table-cell>
          <table:table-cell table:style-name="TableCell020002">
            <text:p text:style-name="P53"><text:span text:style-name="T168">Dados</text:span><text:span text:style-name="T169"/></text:p>
          </table:table-cell>
          <table:table-cell table:style-name="TableCell020003">
            <text:p text:style-name="P53"><text:span text:style-name="T170">organizado</text:span><text:span text:style-name="T171"/></text:p>
          </table:table-cell>
        </table:table-row>
        <table:table-row table:style-name="TableRow0201">
          <table:table-cell table:style-name="TableCell020100">
            <text:p text:style-name="P56"><text:span text:style-name="T172">[0]</text:span><text:span text:style-name="T173"/></text:p>
          </table:table-cell>
          <table:table-cell table:style-name="TableCell020101">
            <text:p text:style-name="P56"><text:span text:style-name="T174">20</text:span><text:span text:style-name="T175"/></text:p>
          </table:table-cell>
          <table:table-cell table:style-name="TableCell020102">
            <text:p text:style-name="P56"><text:span text:style-name="T176">4</text:span><text:span text:style-name="T177"/></text:p>
          </table:table-cell>
          <table:table-cell table:style-name="TableCell020103">
            <text:p text:style-name="P56"><text:span text:style-name="T178">1</text:span><text:span text:style-name="T179"/></text:p>
          </table:table-cell>
        </table:table-row>
        <table:table-row table:style-name="TableRow0202">
          <table:table-cell table:style-name="TableCell020200">
            <text:p text:style-name="P59"><text:span text:style-name="T180">[1]</text:span><text:span text:style-name="T181"/></text:p>
          </table:table-cell>
          <table:table-cell table:style-name="TableCell020201">
            <text:p text:style-name="P59"><text:span text:style-name="T182">24</text:span><text:span text:style-name="T183"/></text:p>
          </table:table-cell>
          <table:table-cell table:style-name="TableCell020202">
            <text:p text:style-name="P59"><text:span text:style-name="T184">5</text:span><text:span text:style-name="T185"/></text:p>
          </table:table-cell>
          <table:table-cell table:style-name="TableCell020203">
            <text:p text:style-name="P59"><text:span text:style-name="T186">2</text:span><text:span text:style-name="T187"/></text:p>
          </table:table-cell>
        </table:table-row>
        <table:table-row table:style-name="TableRow0203">
          <table:table-cell table:style-name="TableCell020300">
            <text:p text:style-name="P62"><text:span text:style-name="T188">[2]</text:span><text:span text:style-name="T189"/></text:p>
          </table:table-cell>
          <table:table-cell table:style-name="TableCell020301">
            <text:p text:style-name="P62"><text:span text:style-name="T190">28</text:span><text:span text:style-name="T191"/></text:p>
          </table:table-cell>
          <table:table-cell table:style-name="TableCell020302">
            <text:p text:style-name="P62"><text:span text:style-name="T192">3</text:span><text:span text:style-name="T193"/></text:p>
          </table:table-cell>
          <table:table-cell table:style-name="TableCell020303">
            <text:p text:style-name="P62"><text:span text:style-name="T194">3</text:span><text:span text:style-name="T195"/></text:p>
          </table:table-cell>
        </table:table-row>
        <table:table-row table:style-name="TableRow0204">
          <table:table-cell table:style-name="TableCell020400">
            <text:p text:style-name="P64"><text:span text:style-name="T196">[3]</text:span><text:span text:style-name="T197"/></text:p>
          </table:table-cell>
          <table:table-cell table:style-name="TableCell020401">
            <text:p text:style-name="P64"><text:span text:style-name="T198">32</text:span><text:span text:style-name="T199"/></text:p>
          </table:table-cell>
          <table:table-cell table:style-name="TableCell020402">
            <text:p text:style-name="P64"><text:span text:style-name="T200">2</text:span><text:span text:style-name="T201"/></text:p>
          </table:table-cell>
          <table:table-cell table:style-name="TableCell020403">
            <text:p text:style-name="P64"><text:span text:style-name="T202">4</text:span><text:span text:style-name="T203"/></text:p>
          </table:table-cell>
        </table:table-row>
        <table:table-row table:style-name="TableRow0205">
          <table:table-cell table:style-name="TableCell020500">
            <text:p text:style-name="P66"><text:span text:style-name="T204">[4]</text:span><text:span text:style-name="T205"/></text:p>
          </table:table-cell>
          <table:table-cell table:style-name="TableCell020501">
            <text:p text:style-name="P66"><text:span text:style-name="T206">36</text:span><text:span text:style-name="T207"/></text:p>
          </table:table-cell>
          <table:table-cell table:style-name="TableCell020502">
            <text:p text:style-name="P66"><text:span text:style-name="T208">1</text:span><text:span text:style-name="T209"/></text:p>
          </table:table-cell>
          <table:table-cell table:style-name="TableCell020503">
            <text:p text:style-name="P66"><text:span text:style-name="T210">5</text:span><text:span text:style-name="T211"/></text:p>
          </table:table-cell>
        </table:table-row>
        <table:table-row table:style-name="TableRow0206">
          <table:table-cell table:style-name="TableCell020600">
            <text:p text:style-name="P69"><text:span text:style-name="T212">b.</text:span><text:span text:style-name="T213"/></text:p>
          </table:table-cell>
          <table:table-cell table:style-name="TableCell020601">
            <text:p text:style-name="P69"><text:span text:style-name="T214">Endereço</text:span><text:span text:style-name="T215"/></text:p>
          </table:table-cell>
          <table:table-cell table:style-name="TableCell020602">
            <text:p text:style-name="P69"><text:span text:style-name="T216">Dados</text:span><text:span text:style-name="T217"/></text:p>
          </table:table-cell>
          <table:table-cell table:style-name="TableCell020603">
            <text:p text:style-name="P69"><text:span text:style-name="T217"/></text:p>
          </table:table-cell>
        </table:table-row>
        <table:table-row table:style-name="TableRow0207">
          <table:table-cell table:style-name="TableCell020700">
            <text:p text:style-name="P72"><text:span text:style-name="T217"/></text:p>
          </table:table-cell>
          <table:table-cell table:style-name="TableCell020701">
            <text:p text:style-name="P72"><text:span text:style-name="T218">24</text:span><text:span text:style-name="T219"/></text:p>
          </table:table-cell>
          <table:table-cell table:style-name="TableCell020702">
            <text:p text:style-name="P72"><text:span text:style-name="T220">2</text:span><text:span text:style-name="T221"/></text:p>
          </table:table-cell>
          <table:table-cell table:style-name="TableCell020703">
            <text:p text:style-name="P72"><text:span text:style-name="T222">1</text:span><text:span text:style-name="T223"/></text:p>
          </table:table-cell>
        </table:table-row>
        <table:table-row table:style-name="TableRow0208">
          <table:table-cell table:style-name="TableCell020800">
            <text:p text:style-name="P75"><text:span text:style-name="T223"/></text:p>
          </table:table-cell>
          <table:table-cell table:style-name="TableCell020801">
            <text:p text:style-name="P75"><text:span text:style-name="T224">28</text:span><text:span text:style-name="T225"/></text:p>
          </table:table-cell>
          <table:table-cell table:style-name="TableCell020802">
            <text:p text:style-name="P75"><text:span text:style-name="T226">4</text:span><text:span text:style-name="T227"/></text:p>
          </table:table-cell>
          <table:table-cell table:style-name="TableCell020803">
            <text:p text:style-name="P75"><text:span text:style-name="T228">2</text:span><text:span text:style-name="T229"/></text:p>
          </table:table-cell>
        </table:table-row>
        <table:table-row table:style-name="TableRow0209">
          <table:table-cell table:style-name="TableCell020900">
            <text:p text:style-name="P78"><text:span text:style-name="T229"/></text:p>
          </table:table-cell>
          <table:table-cell table:style-name="TableCell020901">
            <text:p text:style-name="P78"><text:span text:style-name="T230">32</text:span><text:span text:style-name="T231"/></text:p>
          </table:table-cell>
          <table:table-cell table:style-name="TableCell020902">
            <text:p text:style-name="P78"><text:span text:style-name="T232">3</text:span><text:span text:style-name="T233"/></text:p>
          </table:table-cell>
          <table:table-cell table:style-name="TableCell020903">
            <text:p text:style-name="P78"><text:span text:style-name="T234">3</text:span><text:span text:style-name="T235"/></text:p>
          </table:table-cell>
        </table:table-row>
        <table:table-row table:style-name="TableRow0210">
          <table:table-cell table:style-name="TableCell021000">
            <text:p text:style-name="P80"><text:span text:style-name="T235"/></text:p>
          </table:table-cell>
          <table:table-cell table:style-name="TableCell021001">
            <text:p text:style-name="P80"><text:span text:style-name="T236">36</text:span><text:span text:style-name="T237"/></text:p>
          </table:table-cell>
          <table:table-cell table:style-name="TableCell021002">
            <text:p text:style-name="P80"><text:span text:style-name="T238">6</text:span><text:span text:style-name="T239"/></text:p>
          </table:table-cell>
          <table:table-cell table:style-name="TableCell021003">
            <text:p text:style-name="P80"><text:span text:style-name="T240">4</text:span><text:span text:style-name="T241"/></text:p>
          </table:table-cell>
        </table:table-row>
        <table:table-row table:style-name="TableRow0211">
          <table:table-cell table:style-name="TableCell021100">
            <text:p text:style-name="P83"><text:span text:style-name="T241"/></text:p>
          </table:table-cell>
          <table:table-cell table:style-name="TableCell021101">
            <text:p text:style-name="P83"><text:span text:style-name="T242">40</text:span><text:span text:style-name="T243"/></text:p>
          </table:table-cell>
          <table:table-cell table:style-name="TableCell021102">
            <text:p text:style-name="P83"><text:span text:style-name="T244">1</text:span><text:span text:style-name="T245"/></text:p>
          </table:table-cell>
          <table:table-cell table:style-name="TableCell021103">
            <text:p text:style-name="P83"><text:span text:style-name="T246">6</text:span><text:span text:style-name="T247"/></text:p>
          </table:table-cell>
        </table:table-row>
      </table:table>
      <text:p text:style-name="P85"><text:span text:style-name="T247"/></text:p>
      <text:p text:style-name="P85"><text:span text:style-name="T248">2.5.2 [10] &lt;2.2, 2.3&gt; Para os locais de memória na tabela anterior, escreva o código MIPS que classifique os dados do mais baixo ao mais alto, colocando o menor valor no menor local de memória. Use um número mínimo de instruções MIPS. Suponha que o endereço de base de Array esteja armazenado no registrador $s6.</text:span></text:p>
      <text:p text:style-name="P85"><text:span text:style-name="T249"/></text:p>
      <text:p text:style-name="P85"><text:span text:style-name="T250">a)</text:span></text:p>
      <text:p text:style-name="P85"><text:span text:style-name="T250">lw<text:tab/>$t0, 20($s6)</text:span></text:p>
      <text:p text:style-name="P85"><text:span text:style-name="T250">lw<text:tab/>$t1, 36($s6)</text:span></text:p>
      <text:p text:style-name="P85"><text:span text:style-name="T250">sw<text:tab/>$t1, 20($s6)<text:tab/></text:span></text:p>
      <text:p text:style-name="P85"><text:span text:style-name="T250">sw<text:tab/>$t0, 36($s6)</text:span></text:p>
      <text:p text:style-name="P85"><text:span text:style-name="T251"/></text:p>
      <text:p text:style-name="P85"><text:span text:style-name="T252">lw<text:tab/>$t0, 24($s6)</text:span></text:p>
      <text:p text:style-name="P85"><text:span text:style-name="T252">lw<text:tab/>$t1, 36($s6)</text:span></text:p>
      <text:p text:style-name="P85"><text:span text:style-name="T252">sw<text:tab/>$t1, 24($s6)</text:span></text:p>
      <text:p text:style-name="P85"><text:span text:style-name="T252">sw<text:tab/>$t0, 36($s6)<text:tab/></text:span></text:p>
      <text:p text:style-name="P85"><text:span text:style-name="T253"/></text:p>
      <text:p text:style-name="P85"><text:span text:style-name="T254">lw<text:tab/>$t0, 32($s6)</text:span></text:p>
      <text:p text:style-name="P85"><text:span text:style-name="T254">lw<text:tab/>$t1, 24($s6)</text:span></text:p>
      <text:p text:style-name="P85"><text:span text:style-name="T254">sw<text:tab/>$t1, 32($s6)<text:tab/></text:span></text:p>
      <text:p text:style-name="P85"><text:span text:style-name="T254">sw<text:tab/>$t0, 24($s6)</text:span></text:p>
      <text:p text:style-name="P85"><text:span text:style-name="T255"/></text:p>
      <text:p text:style-name="P85"><text:span text:style-name="T256">b)</text:span></text:p>
      <text:p text:style-name="P85"><text:span text:style-name="T256">lw<text:tab/>$t0, 24($s6)</text:span></text:p>
      <text:p text:style-name="P85"><text:span text:style-name="T256">lw<text:tab/>$t1, 40($s6)</text:span></text:p>
      <text:p text:style-name="P85"><text:span text:style-name="T256">sw<text:tab/>$t1, 24($s6)<text:tab/></text:span></text:p>
      <text:p text:style-name="P85"><text:span text:style-name="T256">sw<text:tab/>$t0, 40($s6)</text:span></text:p>
      <text:p text:style-name="P85"><text:span text:style-name="T257"/></text:p>
      <text:p text:style-name="P85"><text:span text:style-name="T258">lw<text:tab/>$t0, 28($s6)</text:span></text:p>
      <text:p text:style-name="P85"><text:span text:style-name="T258">lw<text:tab/>$t1, 40($s6)</text:span></text:p>
      <text:p text:style-name="P85"><text:span text:style-name="T258">sw<text:tab/>$t1, 28($s6)</text:span></text:p>
      <text:p text:style-name="P85"><text:span text:style-name="T258">sw<text:tab/>$t0, 40($s6)<text:tab/></text:span></text:p>
      <text:p text:style-name="P85"><text:span text:style-name="T259"/></text:p>
      <text:p text:style-name="P85"><text:span text:style-name="T260">lw<text:tab/>$t0, 36($s6)</text:span></text:p>
      <text:p text:style-name="P85"><text:span text:style-name="T260">lw<text:tab/>$t1, 40($s6)</text:span></text:p>
      <text:p text:style-name="P85"><text:span text:style-name="T260">sw<text:tab/>$t1, 36($s6)<text:tab/></text:span></text:p>
      <text:p text:style-name="P85"><text:span text:style-name="T260">sw<text:tab/>$t0, 40($s6)</text:span></text:p>
      <text:p text:style-name="P85"><text:span text:style-name="T261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87"><text:span text:style-name="T262">a.</text:span><text:span text:style-name="T263"/></text:p>
          </table:table-cell>
          <table:table-cell table:style-name="TableCell030001">
            <text:p text:style-name="P87"><text:span text:style-name="T264">Endereço</text:span><text:span text:style-name="T265"/></text:p>
          </table:table-cell>
          <table:table-cell table:style-name="TableCell030002">
            <text:p text:style-name="P87"><text:span text:style-name="T266">Dados</text:span><text:span text:style-name="T267"/></text:p>
          </table:table-cell>
          <table:table-cell table:style-name="TableCell030003">
            <text:p text:style-name="P87"><text:span text:style-name="T267"/></text:p>
          </table:table-cell>
          <table:table-cell table:style-name="TableCell030004">
            <text:p text:style-name="P87"><text:span text:style-name="T267"/></text:p>
          </table:table-cell>
        </table:table-row>
        <table:table-row table:style-name="TableRow0301">
          <table:table-cell table:style-name="TableCell030100">
            <text:p text:style-name="P90"><text:span text:style-name="T267"/></text:p>
          </table:table-cell>
          <table:table-cell table:style-name="TableCell030101">
            <text:p text:style-name="P90"><text:span text:style-name="T268">20</text:span><text:span text:style-name="T269"/></text:p>
          </table:table-cell>
          <table:table-cell table:style-name="TableCell030102">
            <text:p text:style-name="P90"><text:span text:style-name="T270">4</text:span><text:span text:style-name="T271"/></text:p>
          </table:table-cell>
          <table:table-cell table:style-name="TableCell030103">
            <text:p text:style-name="P90"><text:span text:style-name="T271"/></text:p>
          </table:table-cell>
          <table:table-cell table:style-name="TableCell030104">
            <text:p text:style-name="P90"><text:span text:style-name="T271"/></text:p>
          </table:table-cell>
        </table:table-row>
        <table:table-row table:style-name="TableRow0302">
          <table:table-cell table:style-name="TableCell030200">
            <text:p text:style-name="P92"><text:span text:style-name="T271"/></text:p>
          </table:table-cell>
          <table:table-cell table:style-name="TableCell030201">
            <text:p text:style-name="P92"><text:span text:style-name="T272">24</text:span><text:span text:style-name="T273"/></text:p>
          </table:table-cell>
          <table:table-cell table:style-name="TableCell030202">
            <text:p text:style-name="P92"><text:span text:style-name="T274">5</text:span><text:span text:style-name="T275"/></text:p>
          </table:table-cell>
          <table:table-cell table:style-name="TableCell030203">
            <text:p text:style-name="P92"><text:span text:style-name="T275"/></text:p>
          </table:table-cell>
          <table:table-cell table:style-name="TableCell030204">
            <text:p text:style-name="P92"><text:span text:style-name="T275"/></text:p>
          </table:table-cell>
        </table:table-row>
        <table:table-row table:style-name="TableRow0303">
          <table:table-cell table:style-name="TableCell030300">
            <text:p text:style-name="P94"><text:span text:style-name="T275"/></text:p>
          </table:table-cell>
          <table:table-cell table:style-name="TableCell030301">
            <text:p text:style-name="P94"><text:span text:style-name="T276">28</text:span><text:span text:style-name="T277"/></text:p>
          </table:table-cell>
          <table:table-cell table:style-name="TableCell030302">
            <text:p text:style-name="P94"><text:span text:style-name="T278">3</text:span><text:span text:style-name="T279"/></text:p>
          </table:table-cell>
          <table:table-cell table:style-name="TableCell030303">
            <text:p text:style-name="P94"><text:span text:style-name="T279"/></text:p>
          </table:table-cell>
          <table:table-cell table:style-name="TableCell030304">
            <text:p text:style-name="P94"><text:span text:style-name="T279"/></text:p>
          </table:table-cell>
        </table:table-row>
        <table:table-row table:style-name="TableRow0304">
          <table:table-cell table:style-name="TableCell030400">
            <text:p text:style-name="P96"><text:span text:style-name="T279"/></text:p>
          </table:table-cell>
          <table:table-cell table:style-name="TableCell030401">
            <text:p text:style-name="P96"><text:span text:style-name="T280">32</text:span><text:span text:style-name="T281"/></text:p>
          </table:table-cell>
          <table:table-cell table:style-name="TableCell030402">
            <text:p text:style-name="P96"><text:span text:style-name="T282">2</text:span><text:span text:style-name="T283"/></text:p>
          </table:table-cell>
          <table:table-cell table:style-name="TableCell030403">
            <text:p text:style-name="P96"><text:span text:style-name="T283"/></text:p>
          </table:table-cell>
          <table:table-cell table:style-name="TableCell030404">
            <text:p text:style-name="P96"><text:span text:style-name="T283"/></text:p>
          </table:table-cell>
        </table:table-row>
        <table:table-row table:style-name="TableRow0305">
          <table:table-cell table:style-name="TableCell030500">
            <text:p text:style-name="P98"><text:span text:style-name="T283"/></text:p>
          </table:table-cell>
          <table:table-cell table:style-name="TableCell030501">
            <text:p text:style-name="P98"><text:span text:style-name="T284">36</text:span><text:span text:style-name="T285"/></text:p>
          </table:table-cell>
          <table:table-cell table:style-name="TableCell030502">
            <text:p text:style-name="P98"><text:span text:style-name="T286">1</text:span><text:span text:style-name="T287"/></text:p>
          </table:table-cell>
          <table:table-cell table:style-name="TableCell030503">
            <text:p text:style-name="P98"><text:span text:style-name="T287"/></text:p>
          </table:table-cell>
          <table:table-cell table:style-name="TableCell030504">
            <text:p text:style-name="P98"><text:span text:style-name="T287"/></text:p>
          </table:table-cell>
        </table:table-row>
        <table:table-row table:style-name="TableRow0306">
          <table:table-cell table:style-name="TableCell030600">
            <text:p text:style-name="P100"><text:span text:style-name="T287"/></text:p>
          </table:table-cell>
          <table:table-cell table:style-name="TableCell030601">
            <text:p text:style-name="P100"><text:span text:style-name="T287"/></text:p>
          </table:table-cell>
          <table:table-cell table:style-name="TableCell030602">
            <text:p text:style-name="P100"><text:span text:style-name="T287"/></text:p>
          </table:table-cell>
          <table:table-cell table:style-name="TableCell030603">
            <text:p text:style-name="P100"><text:span text:style-name="T287"/></text:p>
          </table:table-cell>
          <table:table-cell table:style-name="TableCell030604">
            <text:p text:style-name="P100"><text:span text:style-name="T287"/></text:p>
          </table:table-cell>
        </table:table-row>
        <table:table-row table:style-name="TableRow0307">
          <table:table-cell table:style-name="TableCell030700">
            <text:p text:style-name="P102"><text:span text:style-name="T287"/></text:p>
          </table:table-cell>
          <table:table-cell table:style-name="TableCell030701">
            <text:p text:style-name="P102"><text:span text:style-name="T287"/></text:p>
          </table:table-cell>
          <table:table-cell table:style-name="TableCell030702">
            <text:p text:style-name="P102"><text:span text:style-name="T287"/></text:p>
          </table:table-cell>
          <table:table-cell table:style-name="TableCell030703">
            <text:p text:style-name="P102"><text:span text:style-name="T287"/></text:p>
          </table:table-cell>
          <table:table-cell table:style-name="TableCell030704">
            <text:p text:style-name="P102"><text:span text:style-name="T287"/></text:p>
          </table:table-cell>
        </table:table-row>
        <table:table-row table:style-name="TableRow0308">
          <table:table-cell table:style-name="TableCell030800">
            <text:p text:style-name="P105"><text:span text:style-name="T288">b.</text:span><text:span text:style-name="T289"/></text:p>
          </table:table-cell>
          <table:table-cell table:style-name="TableCell030801">
            <text:p text:style-name="P105"><text:span text:style-name="T290">Endereço</text:span><text:span text:style-name="T291"/></text:p>
          </table:table-cell>
          <table:table-cell table:style-name="TableCell030802">
            <text:p text:style-name="P105"><text:span text:style-name="T292">Dados</text:span><text:span text:style-name="T293"/></text:p>
          </table:table-cell>
          <table:table-cell table:style-name="TableCell030803">
            <text:p text:style-name="P105"><text:span text:style-name="T293"/></text:p>
          </table:table-cell>
          <table:table-cell table:style-name="TableCell030804">
            <text:p text:style-name="P105"><text:span text:style-name="T293"/></text:p>
          </table:table-cell>
        </table:table-row>
        <table:table-row table:style-name="TableRow0309">
          <table:table-cell table:style-name="TableCell030900">
            <text:p text:style-name="P108"><text:span text:style-name="T293"/></text:p>
          </table:table-cell>
          <table:table-cell table:style-name="TableCell030901">
            <text:p text:style-name="P108"><text:span text:style-name="T294">24</text:span><text:span text:style-name="T295"/></text:p>
          </table:table-cell>
          <table:table-cell table:style-name="TableCell030902">
            <text:p text:style-name="P108"><text:span text:style-name="T296">2</text:span><text:span text:style-name="T297"/></text:p>
          </table:table-cell>
          <table:table-cell table:style-name="TableCell030903">
            <text:p text:style-name="P108"><text:span text:style-name="T297"/></text:p>
          </table:table-cell>
          <table:table-cell table:style-name="TableCell030904">
            <text:p text:style-name="P108"><text:span text:style-name="T297"/></text:p>
          </table:table-cell>
        </table:table-row>
        <table:table-row table:style-name="TableRow0310">
          <table:table-cell table:style-name="TableCell031000">
            <text:p text:style-name="P110"><text:span text:style-name="T297"/></text:p>
          </table:table-cell>
          <table:table-cell table:style-name="TableCell031001">
            <text:p text:style-name="P110"><text:span text:style-name="T298">28</text:span><text:span text:style-name="T299"/></text:p>
          </table:table-cell>
          <table:table-cell table:style-name="TableCell031002">
            <text:p text:style-name="P110"><text:span text:style-name="T300">4</text:span><text:span text:style-name="T301"/></text:p>
          </table:table-cell>
          <table:table-cell table:style-name="TableCell031003">
            <text:p text:style-name="P110"><text:span text:style-name="T301"/></text:p>
          </table:table-cell>
          <table:table-cell table:style-name="TableCell031004">
            <text:p text:style-name="P110"><text:span text:style-name="T301"/></text:p>
          </table:table-cell>
        </table:table-row>
        <table:table-row table:style-name="TableRow0311">
          <table:table-cell table:style-name="TableCell031100">
            <text:p text:style-name="P112"><text:span text:style-name="T301"/></text:p>
          </table:table-cell>
          <table:table-cell table:style-name="TableCell031101">
            <text:p text:style-name="P112"><text:span text:style-name="T302">32</text:span><text:span text:style-name="T303"/></text:p>
          </table:table-cell>
          <table:table-cell table:style-name="TableCell031102">
            <text:p text:style-name="P112"><text:span text:style-name="T304">3</text:span><text:span text:style-name="T305"/></text:p>
          </table:table-cell>
          <table:table-cell table:style-name="TableCell031103">
            <text:p text:style-name="P112"><text:span text:style-name="T305"/></text:p>
          </table:table-cell>
          <table:table-cell table:style-name="TableCell031104">
            <text:p text:style-name="P112"><text:span text:style-name="T305"/></text:p>
          </table:table-cell>
        </table:table-row>
        <table:table-row table:style-name="TableRow0312">
          <table:table-cell table:style-name="TableCell031200">
            <text:p text:style-name="P114"><text:span text:style-name="T305"/></text:p>
          </table:table-cell>
          <table:table-cell table:style-name="TableCell031201">
            <text:p text:style-name="P114"><text:span text:style-name="T306">36</text:span><text:span text:style-name="T307"/></text:p>
          </table:table-cell>
          <table:table-cell table:style-name="TableCell031202">
            <text:p text:style-name="P114"><text:span text:style-name="T308">6</text:span><text:span text:style-name="T309"/></text:p>
          </table:table-cell>
          <table:table-cell table:style-name="TableCell031203">
            <text:p text:style-name="P114"><text:span text:style-name="T309"/></text:p>
          </table:table-cell>
          <table:table-cell table:style-name="TableCell031204">
            <text:p text:style-name="P114"><text:span text:style-name="T309"/></text:p>
          </table:table-cell>
        </table:table-row>
        <table:table-row table:style-name="TableRow0313">
          <table:table-cell table:style-name="TableCell031300">
            <text:p text:style-name="P116"><text:span text:style-name="T309"/></text:p>
          </table:table-cell>
          <table:table-cell table:style-name="TableCell031301">
            <text:p text:style-name="P116"><text:span text:style-name="T310">40</text:span><text:span text:style-name="T311"/></text:p>
          </table:table-cell>
          <table:table-cell table:style-name="TableCell031302">
            <text:p text:style-name="P116"><text:span text:style-name="T312">1</text:span><text:span text:style-name="T313"/></text:p>
          </table:table-cell>
          <table:table-cell table:style-name="TableCell031303">
            <text:p text:style-name="P116"><text:span text:style-name="T313"/></text:p>
          </table:table-cell>
          <table:table-cell table:style-name="TableCell031304">
            <text:p text:style-name="P116"><text:span text:style-name="T313"/></text:p>
          </table:table-cell>
        </table:table-row>
        <table:table-row table:style-name="TableRow0314">
          <table:table-cell table:style-name="TableCell031400">
            <text:p text:style-name="P118"><text:span text:style-name="T313"/></text:p>
          </table:table-cell>
          <table:table-cell table:style-name="TableCell031401">
            <text:p text:style-name="P118"><text:span text:style-name="T313"/></text:p>
          </table:table-cell>
          <table:table-cell table:style-name="TableCell031402">
            <text:p text:style-name="P118"><text:span text:style-name="T313"/></text:p>
          </table:table-cell>
          <table:table-cell table:style-name="TableCell031403">
            <text:p text:style-name="P118"><text:span text:style-name="T313"/></text:p>
          </table:table-cell>
          <table:table-cell table:style-name="TableCell031404">
            <text:p text:style-name="P118"><text:span text:style-name="T313"/></text:p>
          </table:table-cell>
        </table:table-row>
        <table:table-row table:style-name="TableRow0315">
          <table:table-cell table:style-name="TableCell031500">
            <text:p text:style-name="P121"><text:span text:style-name="T313"/></text:p>
          </table:table-cell>
          <table:table-cell table:style-name="TableCell031501">
            <text:p text:style-name="P121"><text:span text:style-name="T313"/></text:p>
          </table:table-cell>
          <table:table-cell table:style-name="TableCell031502">
            <text:p text:style-name="P121"><text:span text:style-name="T313"/></text:p>
          </table:table-cell>
          <table:table-cell table:style-name="TableCell031503">
            <text:p text:style-name="P121"><text:span text:style-name="T313"/></text:p>
          </table:table-cell>
          <table:table-cell table:style-name="TableCell031504">
            <text:p text:style-name="P121"><text:span text:style-name="T313"/></text:p>
          </table:table-cell>
        </table:table-row>
      </table:table>
      <text:p text:style-name="P123"><text:span text:style-name="T313"/></text:p>
      <text:p text:style-name="P123"><text:span text:style-name="T314">2.5.3 [5] &lt;2.2, 2.3&gt; A fim de classificar o array anterior, quantas instruções são necessárias para o código MIPS? Se você não tiver permissão para usar o campo imediato nas instruções lw e sw, de quantas instruções MIPS você precisa?</text:span></text:p>
      <text:p text:style-name="P123"><text:span text:style-name="T314"><text:tab/></text:span></text:p>
      <text:p text:style-name="P123"><text:span text:style-name="T314"><text:tab/></text:span><text:span text:style-name="T315">Foram necessárias 12 instruções para cada código MIPS.</text:span></text:p>
      <text:p text:style-name="P123"><text:span text:style-name="T316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row table:style-name="TableRow0400">
          <table:table-cell table:style-name="TableCell040000">
            <text:p text:style-name="P125"><text:span text:style-name="T317">a.</text:span><text:span text:style-name="T318"/></text:p>
          </table:table-cell>
          <table:table-cell table:style-name="TableCell040001">
            <text:p text:style-name="P125"><text:span text:style-name="T319">Endereço</text:span><text:span text:style-name="T320"/></text:p>
          </table:table-cell>
          <table:table-cell table:style-name="TableCell040002">
            <text:p text:style-name="P125"><text:span text:style-name="T321">Dados</text:span><text:span text:style-name="T322"/></text:p>
          </table:table-cell>
          <table:table-cell table:style-name="TableCell040003">
            <text:p text:style-name="P125"><text:span text:style-name="T322"/></text:p>
          </table:table-cell>
          <table:table-cell table:style-name="TableCell040004">
            <text:p text:style-name="P125"><text:span text:style-name="T322"/></text:p>
          </table:table-cell>
          <table:table-cell table:style-name="TableCell040005">
            <text:p text:style-name="P125"><text:span text:style-name="T322"/></text:p>
          </table:table-cell>
        </table:table-row>
        <table:table-row table:style-name="TableRow0401">
          <table:table-cell table:style-name="TableCell040100">
            <text:p text:style-name="P128"><text:span text:style-name="T322"/></text:p>
          </table:table-cell>
          <table:table-cell table:style-name="TableCell040101">
            <text:p text:style-name="P128"><text:span text:style-name="T323">20</text:span><text:span text:style-name="T324"/></text:p>
          </table:table-cell>
          <table:table-cell table:style-name="TableCell040102">
            <text:p text:style-name="P128"><text:span text:style-name="T325">4</text:span><text:span text:style-name="T326"/></text:p>
          </table:table-cell>
          <table:table-cell table:style-name="TableCell040103">
            <text:p text:style-name="P128"><text:span text:style-name="T326"/></text:p>
          </table:table-cell>
          <table:table-cell table:style-name="TableCell040104">
            <text:p text:style-name="P128"><text:span text:style-name="T326"/></text:p>
          </table:table-cell>
          <table:table-cell table:style-name="TableCell040105">
            <text:p text:style-name="P128"><text:span text:style-name="T326"/></text:p>
          </table:table-cell>
        </table:table-row>
        <table:table-row table:style-name="TableRow0402">
          <table:table-cell table:style-name="TableCell040200">
            <text:p text:style-name="P130"><text:span text:style-name="T326"/></text:p>
          </table:table-cell>
          <table:table-cell table:style-name="TableCell040201">
            <text:p text:style-name="P130"><text:span text:style-name="T327">24</text:span><text:span text:style-name="T328"/></text:p>
          </table:table-cell>
          <table:table-cell table:style-name="TableCell040202">
            <text:p text:style-name="P130"><text:span text:style-name="T329">5</text:span><text:span text:style-name="T330"/></text:p>
          </table:table-cell>
          <table:table-cell table:style-name="TableCell040203">
            <text:p text:style-name="P130"><text:span text:style-name="T330"/></text:p>
          </table:table-cell>
          <table:table-cell table:style-name="TableCell040204">
            <text:p text:style-name="P130"><text:span text:style-name="T330"/></text:p>
          </table:table-cell>
          <table:table-cell table:style-name="TableCell040205">
            <text:p text:style-name="P130"><text:span text:style-name="T330"/></text:p>
          </table:table-cell>
        </table:table-row>
        <table:table-row table:style-name="TableRow0403">
          <table:table-cell table:style-name="TableCell040300">
            <text:p text:style-name="P132"><text:span text:style-name="T330"/></text:p>
          </table:table-cell>
          <table:table-cell table:style-name="TableCell040301">
            <text:p text:style-name="P132"><text:span text:style-name="T331">28</text:span><text:span text:style-name="T332"/></text:p>
          </table:table-cell>
          <table:table-cell table:style-name="TableCell040302">
            <text:p text:style-name="P132"><text:span text:style-name="T333">3</text:span><text:span text:style-name="T334"/></text:p>
          </table:table-cell>
          <table:table-cell table:style-name="TableCell040303">
            <text:p text:style-name="P132"><text:span text:style-name="T334"/></text:p>
          </table:table-cell>
          <table:table-cell table:style-name="TableCell040304">
            <text:p text:style-name="P132"><text:span text:style-name="T334"/></text:p>
          </table:table-cell>
          <table:table-cell table:style-name="TableCell040305">
            <text:p text:style-name="P132"><text:span text:style-name="T334"/></text:p>
          </table:table-cell>
        </table:table-row>
        <table:table-row table:style-name="TableRow0404">
          <table:table-cell table:style-name="TableCell040400">
            <text:p text:style-name="P134"><text:span text:style-name="T334"/></text:p>
          </table:table-cell>
          <table:table-cell table:style-name="TableCell040401">
            <text:p text:style-name="P134"><text:span text:style-name="T335">32</text:span><text:span text:style-name="T336"/></text:p>
          </table:table-cell>
          <table:table-cell table:style-name="TableCell040402">
            <text:p text:style-name="P134"><text:span text:style-name="T337">2</text:span><text:span text:style-name="T338"/></text:p>
          </table:table-cell>
          <table:table-cell table:style-name="TableCell040403">
            <text:p text:style-name="P134"><text:span text:style-name="T338"/></text:p>
          </table:table-cell>
          <table:table-cell table:style-name="TableCell040404">
            <text:p text:style-name="P134"><text:span text:style-name="T338"/></text:p>
          </table:table-cell>
          <table:table-cell table:style-name="TableCell040405">
            <text:p text:style-name="P134"><text:span text:style-name="T338"/></text:p>
          </table:table-cell>
        </table:table-row>
        <table:table-row table:style-name="TableRow0405">
          <table:table-cell table:style-name="TableCell040500">
            <text:p text:style-name="P136"><text:span text:style-name="T338"/></text:p>
          </table:table-cell>
          <table:table-cell table:style-name="TableCell040501">
            <text:p text:style-name="P136"><text:span text:style-name="T339">36</text:span><text:span text:style-name="T340"/></text:p>
          </table:table-cell>
          <table:table-cell table:style-name="TableCell040502">
            <text:p text:style-name="P136"><text:span text:style-name="T341">1</text:span><text:span text:style-name="T342"/></text:p>
          </table:table-cell>
          <table:table-cell table:style-name="TableCell040503">
            <text:p text:style-name="P136"><text:span text:style-name="T342"/></text:p>
          </table:table-cell>
          <table:table-cell table:style-name="TableCell040504">
            <text:p text:style-name="P136"><text:span text:style-name="T342"/></text:p>
          </table:table-cell>
          <table:table-cell table:style-name="TableCell040505">
            <text:p text:style-name="P136"><text:span text:style-name="T342"/></text:p>
          </table:table-cell>
        </table:table-row>
        <table:table-row table:style-name="TableRow0406">
          <table:table-cell table:style-name="TableCell040600">
            <text:p text:style-name="P138"><text:span text:style-name="T342"/></text:p>
          </table:table-cell>
          <table:table-cell table:style-name="TableCell040601">
            <text:p text:style-name="P138"><text:span text:style-name="T342"/></text:p>
          </table:table-cell>
          <table:table-cell table:style-name="TableCell040602">
            <text:p text:style-name="P138"><text:span text:style-name="T342"/></text:p>
          </table:table-cell>
          <table:table-cell table:style-name="TableCell040603">
            <text:p text:style-name="P138"><text:span text:style-name="T342"/></text:p>
          </table:table-cell>
          <table:table-cell table:style-name="TableCell040604">
            <text:p text:style-name="P138"><text:span text:style-name="T342"/></text:p>
          </table:table-cell>
          <table:table-cell table:style-name="TableCell040605">
            <text:p text:style-name="P138"><text:span text:style-name="T342"/></text:p>
          </table:table-cell>
        </table:table-row>
        <table:table-row table:style-name="TableRow0407">
          <table:table-cell table:style-name="TableCell040700">
            <text:p text:style-name="P140"><text:span text:style-name="T342"/></text:p>
          </table:table-cell>
          <table:table-cell table:style-name="TableCell040701">
            <text:p text:style-name="P140"><text:span text:style-name="T342"/></text:p>
          </table:table-cell>
          <table:table-cell table:style-name="TableCell040702">
            <text:p text:style-name="P140"><text:span text:style-name="T342"/></text:p>
          </table:table-cell>
          <table:table-cell table:style-name="TableCell040703">
            <text:p text:style-name="P140"><text:span text:style-name="T342"/></text:p>
          </table:table-cell>
          <table:table-cell table:style-name="TableCell040704">
            <text:p text:style-name="P140"><text:span text:style-name="T342"/></text:p>
          </table:table-cell>
          <table:table-cell table:style-name="TableCell040705">
            <text:p text:style-name="P140"><text:span text:style-name="T342"/></text:p>
          </table:table-cell>
        </table:table-row>
        <table:table-row table:style-name="TableRow0408">
          <table:table-cell table:style-name="TableCell040800">
            <text:p text:style-name="P143"><text:span text:style-name="T343">b.</text:span><text:span text:style-name="T344"/></text:p>
          </table:table-cell>
          <table:table-cell table:style-name="TableCell040801">
            <text:p text:style-name="P143"><text:span text:style-name="T345">Endereço</text:span><text:span text:style-name="T346"/></text:p>
          </table:table-cell>
          <table:table-cell table:style-name="TableCell040802">
            <text:p text:style-name="P143"><text:span text:style-name="T347">Dados</text:span><text:span text:style-name="T348"/></text:p>
          </table:table-cell>
          <table:table-cell table:style-name="TableCell040803">
            <text:p text:style-name="P143"><text:span text:style-name="T348"/></text:p>
          </table:table-cell>
          <table:table-cell table:style-name="TableCell040804">
            <text:p text:style-name="P143"><text:span text:style-name="T348"/></text:p>
          </table:table-cell>
          <table:table-cell table:style-name="TableCell040805">
            <text:p text:style-name="P143"><text:span text:style-name="T348"/></text:p>
          </table:table-cell>
        </table:table-row>
        <table:table-row table:style-name="TableRow0409">
          <table:table-cell table:style-name="TableCell040900">
            <text:p text:style-name="P146"><text:span text:style-name="T348"/></text:p>
          </table:table-cell>
          <table:table-cell table:style-name="TableCell040901">
            <text:p text:style-name="P146"><text:span text:style-name="T349">24</text:span><text:span text:style-name="T350"/></text:p>
          </table:table-cell>
          <table:table-cell table:style-name="TableCell040902">
            <text:p text:style-name="P146"><text:span text:style-name="T351">2</text:span><text:span text:style-name="T352"/></text:p>
          </table:table-cell>
          <table:table-cell table:style-name="TableCell040903">
            <text:p text:style-name="P146"><text:span text:style-name="T352"/></text:p>
          </table:table-cell>
          <table:table-cell table:style-name="TableCell040904">
            <text:p text:style-name="P146"><text:span text:style-name="T352"/></text:p>
          </table:table-cell>
          <table:table-cell table:style-name="TableCell040905">
            <text:p text:style-name="P146"><text:span text:style-name="T352"/></text:p>
          </table:table-cell>
        </table:table-row>
        <table:table-row table:style-name="TableRow0410">
          <table:table-cell table:style-name="TableCell041000">
            <text:p text:style-name="P148"><text:span text:style-name="T352"/></text:p>
          </table:table-cell>
          <table:table-cell table:style-name="TableCell041001">
            <text:p text:style-name="P148"><text:span text:style-name="T353">28</text:span><text:span text:style-name="T354"/></text:p>
          </table:table-cell>
          <table:table-cell table:style-name="TableCell041002">
            <text:p text:style-name="P148"><text:span text:style-name="T355">4</text:span><text:span text:style-name="T356"/></text:p>
          </table:table-cell>
          <table:table-cell table:style-name="TableCell041003">
            <text:p text:style-name="P148"><text:span text:style-name="T356"/></text:p>
          </table:table-cell>
          <table:table-cell table:style-name="TableCell041004">
            <text:p text:style-name="P148"><text:span text:style-name="T356"/></text:p>
          </table:table-cell>
          <table:table-cell table:style-name="TableCell041005">
            <text:p text:style-name="P148"><text:span text:style-name="T356"/></text:p>
          </table:table-cell>
        </table:table-row>
        <table:table-row table:style-name="TableRow0411">
          <table:table-cell table:style-name="TableCell041100">
            <text:p text:style-name="P150"><text:span text:style-name="T356"/></text:p>
          </table:table-cell>
          <table:table-cell table:style-name="TableCell041101">
            <text:p text:style-name="P150"><text:span text:style-name="T357">32</text:span><text:span text:style-name="T358"/></text:p>
          </table:table-cell>
          <table:table-cell table:style-name="TableCell041102">
            <text:p text:style-name="P150"><text:span text:style-name="T359">3</text:span><text:span text:style-name="T360"/></text:p>
          </table:table-cell>
          <table:table-cell table:style-name="TableCell041103">
            <text:p text:style-name="P150"><text:span text:style-name="T360"/></text:p>
          </table:table-cell>
          <table:table-cell table:style-name="TableCell041104">
            <text:p text:style-name="P150"><text:span text:style-name="T360"/></text:p>
          </table:table-cell>
          <table:table-cell table:style-name="TableCell041105">
            <text:p text:style-name="P150"><text:span text:style-name="T360"/></text:p>
          </table:table-cell>
        </table:table-row>
        <table:table-row table:style-name="TableRow0412">
          <table:table-cell table:style-name="TableCell041200">
            <text:p text:style-name="P152"><text:span text:style-name="T360"/></text:p>
          </table:table-cell>
          <table:table-cell table:style-name="TableCell041201">
            <text:p text:style-name="P152"><text:span text:style-name="T361">36</text:span><text:span text:style-name="T362"/></text:p>
          </table:table-cell>
          <table:table-cell table:style-name="TableCell041202">
            <text:p text:style-name="P152"><text:span text:style-name="T363">6</text:span><text:span text:style-name="T364"/></text:p>
          </table:table-cell>
          <table:table-cell table:style-name="TableCell041203">
            <text:p text:style-name="P152"><text:span text:style-name="T364"/></text:p>
          </table:table-cell>
          <table:table-cell table:style-name="TableCell041204">
            <text:p text:style-name="P152"><text:span text:style-name="T364"/></text:p>
          </table:table-cell>
          <table:table-cell table:style-name="TableCell041205">
            <text:p text:style-name="P152"><text:span text:style-name="T364"/></text:p>
          </table:table-cell>
        </table:table-row>
        <table:table-row table:style-name="TableRow0413">
          <table:table-cell table:style-name="TableCell041300">
            <text:p text:style-name="P154"><text:span text:style-name="T364"/></text:p>
          </table:table-cell>
          <table:table-cell table:style-name="TableCell041301">
            <text:p text:style-name="P154"><text:span text:style-name="T365">40</text:span><text:span text:style-name="T366"/></text:p>
          </table:table-cell>
          <table:table-cell table:style-name="TableCell041302">
            <text:p text:style-name="P154"><text:span text:style-name="T367">1</text:span><text:span text:style-name="T368"/></text:p>
          </table:table-cell>
          <table:table-cell table:style-name="TableCell041303">
            <text:p text:style-name="P154"><text:span text:style-name="T368"/></text:p>
          </table:table-cell>
          <table:table-cell table:style-name="TableCell041304">
            <text:p text:style-name="P154"><text:span text:style-name="T368"/></text:p>
          </table:table-cell>
          <table:table-cell table:style-name="TableCell041305">
            <text:p text:style-name="P154"><text:span text:style-name="T368"/></text:p>
          </table:table-cell>
        </table:table-row>
        <table:table-row table:style-name="TableRow0414">
          <table:table-cell table:style-name="TableCell041400">
            <text:p text:style-name="P156"><text:span text:style-name="T368"/></text:p>
          </table:table-cell>
          <table:table-cell table:style-name="TableCell041401">
            <text:p text:style-name="P156"><text:span text:style-name="T368"/></text:p>
          </table:table-cell>
          <table:table-cell table:style-name="TableCell041402">
            <text:p text:style-name="P156"><text:span text:style-name="T368"/></text:p>
          </table:table-cell>
          <table:table-cell table:style-name="TableCell041403">
            <text:p text:style-name="P156"><text:span text:style-name="T368"/></text:p>
          </table:table-cell>
          <table:table-cell table:style-name="TableCell041404">
            <text:p text:style-name="P156"><text:span text:style-name="T368"/></text:p>
          </table:table-cell>
          <table:table-cell table:style-name="TableCell041405">
            <text:p text:style-name="P156"><text:span text:style-name="T368"/></text:p>
          </table:table-cell>
        </table:table-row>
        <table:table-row table:style-name="TableRow0415">
          <table:table-cell table:style-name="TableCell041500">
            <text:p text:style-name="P159"><text:span text:style-name="T368"/></text:p>
          </table:table-cell>
          <table:table-cell table:style-name="TableCell041501">
            <text:p text:style-name="P159"><text:span text:style-name="T368"/></text:p>
          </table:table-cell>
          <table:table-cell table:style-name="TableCell041502">
            <text:p text:style-name="P159"><text:span text:style-name="T368"/></text:p>
          </table:table-cell>
          <table:table-cell table:style-name="TableCell041503">
            <text:p text:style-name="P159"><text:span text:style-name="T368"/></text:p>
          </table:table-cell>
          <table:table-cell table:style-name="TableCell041504">
            <text:p text:style-name="P159"><text:span text:style-name="T368"/></text:p>
          </table:table-cell>
          <table:table-cell table:style-name="TableCell041505">
            <text:p text:style-name="P159"><text:span text:style-name="T368"/></text:p>
          </table:table-cell>
        </table:table-row>
      </table:table>
      <text:p text:style-name="P161"><text:span text:style-name="T368"/></text:p>
      <text:p text:style-name="P161"><text:span text:style-name="T368"/></text:p>
      <text:p text:style-name="P161"><text:span text:style-name="T369">Exercício 2.10</text:span></text:p>
      <text:p text:style-name="P161"><text:span text:style-name="T370">Nos problemas a seguir, a tabela de dados contém bits que representam o opcode de uma instrução. Você deverá traduzir as entradas para o código assembly e determinar que formato da instrução MIPS os bits representam.</text:span></text:p>
      <text:p text:style-name="P161"><text:span text:style-name="T371"/></text:p>
      <text:p text:style-name="P161"><text:span text:style-name="T372">a.<text:s/></text:span><text:span text:style-name="T373">0000 0010 0001 0000 1000 0000 0010 0000</text:span><text:span text:style-name="T374">dois</text:span></text:p>
      <text:p text:style-name="P161"><text:span text:style-name="T375">b.<text:s/></text:span><text:span text:style-name="T376">0000 0001 0100 1011 0100 1000 0010 0010</text:span><text:span text:style-name="T377">dois</text:span></text:p>
      <text:p text:style-name="P161"><text:span text:style-name="T378"/></text:p>
      <text:p text:style-name="P161"><text:span text:style-name="T378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column table:style-name="TableColumn0506"/>
        <table:table-column table:style-name="TableColumn0507"/>
        <table:table-column table:style-name="TableColumn0508"/>
        <table:table-column table:style-name="TableColumn0509"/>
        <table:table-column table:style-name="TableColumn0510"/>
        <table:table-column table:style-name="TableColumn0511"/>
        <table:table-column table:style-name="TableColumn0512"/>
        <table:table-column table:style-name="TableColumn0513"/>
        <table:table-column table:style-name="TableColumn0514"/>
        <table:table-column table:style-name="TableColumn0515"/>
        <table:table-column table:style-name="TableColumn0516"/>
        <table:table-column table:style-name="TableColumn0517"/>
        <table:table-column table:style-name="TableColumn0518"/>
        <table:table-column table:style-name="TableColumn0519"/>
        <table:table-column table:style-name="TableColumn0520"/>
        <table:table-column table:style-name="TableColumn0521"/>
        <table:table-column table:style-name="TableColumn0522"/>
        <table:table-column table:style-name="TableColumn0523"/>
        <table:table-column table:style-name="TableColumn0524"/>
        <table:table-column table:style-name="TableColumn0525"/>
        <table:table-column table:style-name="TableColumn0526"/>
        <table:table-column table:style-name="TableColumn0527"/>
        <table:table-column table:style-name="TableColumn0528"/>
        <table:table-column table:style-name="TableColumn0529"/>
        <table:table-column table:style-name="TableColumn0530"/>
        <table:table-column table:style-name="TableColumn0531"/>
        <table:table-row table:style-name="TableRow0500">
          <table:table-cell table:style-name="TableCell050000" table:number-columns-spanned="32">
            <text:p text:style-name="P163"><text:span text:style-name="T379">Utilizar MIPS Reference Data Card.pdf</text:span><text:span text:style-name="T3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01">
          <table:table-cell table:style-name="TableCell050100" table:number-columns-spanned="6">
            <text:p text:style-name="P166"><text:span text:style-name="T381">R Op (6 bits)</text:span><text:span text:style-name="T38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50106" table:number-columns-spanned="5">
            <text:p text:style-name="P166"><text:span text:style-name="T383">Rs (5 bits)</text:span><text:span text:style-name="T384"/></text:p>
          </table:table-cell>
          <table:covered-table-cell/>
          <table:covered-table-cell/>
          <table:covered-table-cell/>
          <table:covered-table-cell/>
          <table:table-cell table:style-name="TableCell050111" table:number-columns-spanned="5">
            <text:p text:style-name="P166"><text:span text:style-name="T385">Rt (5 bits)</text:span><text:span text:style-name="T386"/></text:p>
          </table:table-cell>
          <table:covered-table-cell/>
          <table:covered-table-cell/>
          <table:covered-table-cell/>
          <table:covered-table-cell/>
          <table:table-cell table:style-name="TableCell050116" table:number-columns-spanned="5">
            <text:p text:style-name="P166"><text:span text:style-name="T387">Rd (5 bits)</text:span><text:span text:style-name="T388"/></text:p>
          </table:table-cell>
          <table:covered-table-cell/>
          <table:covered-table-cell/>
          <table:covered-table-cell/>
          <table:covered-table-cell/>
          <table:table-cell table:style-name="TableCell050121" table:number-columns-spanned="5">
            <text:p text:style-name="P166"><text:span text:style-name="T389">Shamt (5 bits)</text:span><text:span text:style-name="T390"/></text:p>
          </table:table-cell>
          <table:covered-table-cell/>
          <table:covered-table-cell/>
          <table:covered-table-cell/>
          <table:covered-table-cell/>
          <table:table-cell table:style-name="TableCell050126" table:number-columns-spanned="6">
            <text:p text:style-name="P166"><text:span text:style-name="T391">Funct (6 bits)</text:span><text:span text:style-name="T39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502">
          <table:table-cell table:style-name="TableCell050200" table:number-columns-spanned="6">
            <text:p text:style-name="P169"><text:span text:style-name="T393">I Op</text:span><text:span text:style-name="T39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50206" table:number-columns-spanned="5">
            <text:p text:style-name="P169"><text:span text:style-name="T395">Rs</text:span><text:span text:style-name="T396"/></text:p>
          </table:table-cell>
          <table:covered-table-cell/>
          <table:covered-table-cell/>
          <table:covered-table-cell/>
          <table:covered-table-cell/>
          <table:table-cell table:style-name="TableCell050211" table:number-columns-spanned="5">
            <text:p text:style-name="P169"><text:span text:style-name="T397">Rt</text:span><text:span text:style-name="T398"/></text:p>
          </table:table-cell>
          <table:covered-table-cell/>
          <table:covered-table-cell/>
          <table:covered-table-cell/>
          <table:covered-table-cell/>
          <table:table-cell table:style-name="TableCell050216" table:number-columns-spanned="16">
            <text:p text:style-name="P169"><text:span text:style-name="T399">Endereço (16 bits)</text:span><text:span text:style-name="T4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03">
          <table:table-cell table:style-name="TableCell050300" table:number-columns-spanned="6">
            <text:p text:style-name="P172"><text:span text:style-name="T401">J Op</text:span><text:span text:style-name="T40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50306" table:number-columns-spanned="26">
            <text:p text:style-name="P172"><text:span text:style-name="T403">Endereço (26 bits)</text:span><text:span text:style-name="T40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04">
          <table:table-cell table:style-name="TableCell050400" table:number-columns-spanned="32">
            <text:p text:style-name="P175"><text:span text:style-name="T405">a. 0000 0010 0001 0000 1000 0000 0010 0000</text:span><text:span text:style-name="T406">dois</text:span><text:span text:style-name="T4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05">
          <table:table-cell table:style-name="TableCell050500" table:number-columns-spanned="16">
            <text:p text:style-name="P178"><text:span text:style-name="T408">add $s0, $s0, $s0</text:span><text:span text:style-name="T40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050516" table:number-columns-spanned="16">
            <text:p text:style-name="P178"><text:span text:style-name="T40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06">
          <table:table-cell table:style-name="TableCell050600" table:number-columns-spanned="6">
            <text:p text:style-name="P181"><text:span text:style-name="T410">opcode</text:span><text:span text:style-name="T4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50606" table:number-columns-spanned="5">
            <text:p text:style-name="P181"><text:span text:style-name="T412">rs</text:span><text:span text:style-name="T413"/></text:p>
          </table:table-cell>
          <table:covered-table-cell/>
          <table:covered-table-cell/>
          <table:covered-table-cell/>
          <table:covered-table-cell/>
          <table:table-cell table:style-name="TableCell050611" table:number-columns-spanned="5">
            <text:p text:style-name="P181"><text:span text:style-name="T414">rt</text:span><text:span text:style-name="T415"/></text:p>
          </table:table-cell>
          <table:covered-table-cell/>
          <table:covered-table-cell/>
          <table:covered-table-cell/>
          <table:covered-table-cell/>
          <table:table-cell table:style-name="TableCell050616" table:number-columns-spanned="5">
            <text:p text:style-name="P181"><text:span text:style-name="T416">rd</text:span><text:span text:style-name="T417"/></text:p>
          </table:table-cell>
          <table:covered-table-cell/>
          <table:covered-table-cell/>
          <table:covered-table-cell/>
          <table:covered-table-cell/>
          <table:table-cell table:style-name="TableCell050621" table:number-columns-spanned="5">
            <text:p text:style-name="P181"><text:span text:style-name="T418">shamt</text:span><text:span text:style-name="T419"/></text:p>
          </table:table-cell>
          <table:covered-table-cell/>
          <table:covered-table-cell/>
          <table:covered-table-cell/>
          <table:covered-table-cell/>
          <table:table-cell table:style-name="TableCell050626" table:number-columns-spanned="6">
            <text:p text:style-name="P181"><text:span text:style-name="T420">funct</text:span><text:span text:style-name="T4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507">
          <table:table-cell table:style-name="TableCell050700">
            <text:p text:style-name="P184"><text:span text:style-name="T422">0</text:span><text:span text:style-name="T423"/></text:p>
          </table:table-cell>
          <table:table-cell table:style-name="TableCell050701">
            <text:p text:style-name="P184"><text:span text:style-name="T424">0</text:span><text:span text:style-name="T425"/></text:p>
          </table:table-cell>
          <table:table-cell table:style-name="TableCell050702">
            <text:p text:style-name="P184"><text:span text:style-name="T426">0</text:span><text:span text:style-name="T427"/></text:p>
          </table:table-cell>
          <table:table-cell table:style-name="TableCell050703">
            <text:p text:style-name="P184"><text:span text:style-name="T428">0</text:span><text:span text:style-name="T429"/></text:p>
          </table:table-cell>
          <table:table-cell table:style-name="TableCell050704">
            <text:p text:style-name="P184"><text:span text:style-name="T430">0</text:span><text:span text:style-name="T431"/></text:p>
          </table:table-cell>
          <table:table-cell table:style-name="TableCell050705">
            <text:p text:style-name="P184"><text:span text:style-name="T432">0</text:span><text:span text:style-name="T433"/></text:p>
          </table:table-cell>
          <table:table-cell table:style-name="TableCell050706">
            <text:p text:style-name="P184"><text:span text:style-name="T434">1</text:span><text:span text:style-name="T435"/></text:p>
          </table:table-cell>
          <table:table-cell table:style-name="TableCell050707">
            <text:p text:style-name="P184"><text:span text:style-name="T436">0</text:span><text:span text:style-name="T437"/></text:p>
          </table:table-cell>
          <table:table-cell table:style-name="TableCell050708">
            <text:p text:style-name="P184"><text:span text:style-name="T438">0</text:span><text:span text:style-name="T439"/></text:p>
          </table:table-cell>
          <table:table-cell table:style-name="TableCell050709">
            <text:p text:style-name="P184"><text:span text:style-name="T440">0</text:span><text:span text:style-name="T441"/></text:p>
          </table:table-cell>
          <table:table-cell table:style-name="TableCell050710">
            <text:p text:style-name="P184"><text:span text:style-name="T442">0</text:span><text:span text:style-name="T443"/></text:p>
          </table:table-cell>
          <table:table-cell table:style-name="TableCell050711">
            <text:p text:style-name="P184"><text:span text:style-name="T444">1</text:span><text:span text:style-name="T445"/></text:p>
          </table:table-cell>
          <table:table-cell table:style-name="TableCell050712">
            <text:p text:style-name="P184"><text:span text:style-name="T446">0</text:span><text:span text:style-name="T447"/></text:p>
          </table:table-cell>
          <table:table-cell table:style-name="TableCell050713">
            <text:p text:style-name="P184"><text:span text:style-name="T448">0</text:span><text:span text:style-name="T449"/></text:p>
          </table:table-cell>
          <table:table-cell table:style-name="TableCell050714">
            <text:p text:style-name="P184"><text:span text:style-name="T450">0</text:span><text:span text:style-name="T451"/></text:p>
          </table:table-cell>
          <table:table-cell table:style-name="TableCell050715">
            <text:p text:style-name="P184"><text:span text:style-name="T452">0</text:span><text:span text:style-name="T453"/></text:p>
          </table:table-cell>
          <table:table-cell table:style-name="TableCell050716">
            <text:p text:style-name="P184"><text:span text:style-name="T454">1</text:span><text:span text:style-name="T455"/></text:p>
          </table:table-cell>
          <table:table-cell table:style-name="TableCell050717">
            <text:p text:style-name="P184"><text:span text:style-name="T456">0</text:span><text:span text:style-name="T457"/></text:p>
          </table:table-cell>
          <table:table-cell table:style-name="TableCell050718">
            <text:p text:style-name="P184"><text:span text:style-name="T458">0</text:span><text:span text:style-name="T459"/></text:p>
          </table:table-cell>
          <table:table-cell table:style-name="TableCell050719">
            <text:p text:style-name="P184"><text:span text:style-name="T460">0</text:span><text:span text:style-name="T461"/></text:p>
          </table:table-cell>
          <table:table-cell table:style-name="TableCell050720">
            <text:p text:style-name="P184"><text:span text:style-name="T462">0</text:span><text:span text:style-name="T463"/></text:p>
          </table:table-cell>
          <table:table-cell table:style-name="TableCell050721">
            <text:p text:style-name="P184"><text:span text:style-name="T464">0</text:span><text:span text:style-name="T465"/></text:p>
          </table:table-cell>
          <table:table-cell table:style-name="TableCell050722">
            <text:p text:style-name="P184"><text:span text:style-name="T466">0</text:span><text:span text:style-name="T467"/></text:p>
          </table:table-cell>
          <table:table-cell table:style-name="TableCell050723">
            <text:p text:style-name="P184"><text:span text:style-name="T468">0</text:span><text:span text:style-name="T469"/></text:p>
          </table:table-cell>
          <table:table-cell table:style-name="TableCell050724">
            <text:p text:style-name="P184"><text:span text:style-name="T470">0</text:span><text:span text:style-name="T471"/></text:p>
          </table:table-cell>
          <table:table-cell table:style-name="TableCell050725">
            <text:p text:style-name="P184"><text:span text:style-name="T472">0</text:span><text:span text:style-name="T473"/></text:p>
          </table:table-cell>
          <table:table-cell table:style-name="TableCell050726">
            <text:p text:style-name="P184"><text:span text:style-name="T474">1</text:span><text:span text:style-name="T475"/></text:p>
          </table:table-cell>
          <table:table-cell table:style-name="TableCell050727">
            <text:p text:style-name="P184"><text:span text:style-name="T476">0</text:span><text:span text:style-name="T477"/></text:p>
          </table:table-cell>
          <table:table-cell table:style-name="TableCell050728">
            <text:p text:style-name="P184"><text:span text:style-name="T478">0</text:span><text:span text:style-name="T479"/></text:p>
          </table:table-cell>
          <table:table-cell table:style-name="TableCell050729">
            <text:p text:style-name="P184"><text:span text:style-name="T480">0</text:span><text:span text:style-name="T481"/></text:p>
          </table:table-cell>
          <table:table-cell table:style-name="TableCell050730">
            <text:p text:style-name="P184"><text:span text:style-name="T482">0</text:span><text:span text:style-name="T483"/></text:p>
          </table:table-cell>
          <table:table-cell table:style-name="TableCell050731">
            <text:p text:style-name="P184"><text:span text:style-name="T484">0</text:span><text:span text:style-name="T485"/></text:p>
          </table:table-cell>
        </table:table-row>
        <table:table-row table:style-name="TableRow0508">
          <table:table-cell table:style-name="TableCell050800" table:number-columns-spanned="4">
            <text:p text:style-name="P187"><text:span text:style-name="T485"/></text:p>
          </table:table-cell>
          <table:covered-table-cell/>
          <table:covered-table-cell/>
          <table:covered-table-cell/>
          <table:table-cell table:style-name="TableCell050804" table:number-columns-spanned="4">
            <text:p text:style-name="P188"><text:span text:style-name="T485"/></text:p>
          </table:table-cell>
          <table:covered-table-cell/>
          <table:covered-table-cell/>
          <table:covered-table-cell/>
          <table:table-cell table:style-name="TableCell050808" table:number-columns-spanned="4">
            <text:p text:style-name="P188"><text:span text:style-name="T485"/></text:p>
          </table:table-cell>
          <table:covered-table-cell/>
          <table:covered-table-cell/>
          <table:covered-table-cell/>
          <table:table-cell table:style-name="TableCell050812" table:number-columns-spanned="4">
            <text:p text:style-name="P188"><text:span text:style-name="T485"/></text:p>
          </table:table-cell>
          <table:covered-table-cell/>
          <table:covered-table-cell/>
          <table:covered-table-cell/>
          <table:table-cell table:style-name="TableCell050816" table:number-columns-spanned="4">
            <text:p text:style-name="P188"><text:span text:style-name="T485"/></text:p>
          </table:table-cell>
          <table:covered-table-cell/>
          <table:covered-table-cell/>
          <table:covered-table-cell/>
          <table:table-cell table:style-name="TableCell050820" table:number-columns-spanned="4">
            <text:p text:style-name="P188"><text:span text:style-name="T485"/></text:p>
          </table:table-cell>
          <table:covered-table-cell/>
          <table:covered-table-cell/>
          <table:covered-table-cell/>
          <table:table-cell table:style-name="TableCell050824" table:number-columns-spanned="4">
            <text:p text:style-name="P188"><text:span text:style-name="T485"/></text:p>
          </table:table-cell>
          <table:covered-table-cell/>
          <table:covered-table-cell/>
          <table:covered-table-cell/>
          <table:table-cell table:style-name="TableCell050828" table:number-columns-spanned="4">
            <text:p text:style-name="P188"><text:span text:style-name="T485"/></text:p>
          </table:table-cell>
          <table:covered-table-cell/>
          <table:covered-table-cell/>
          <table:covered-table-cell/>
        </table:table-row>
        <table:table-row table:style-name="TableRow0509">
          <table:table-cell table:style-name="TableCell050900" table:number-columns-spanned="32">
            <text:p text:style-name="P191"><text:span text:style-name="T486">b. 0000 0001 0100 1011 0100 1000 0010 0010</text:span><text:span text:style-name="T487">dois</text:span><text:span text:style-name="T4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10">
          <table:table-cell table:style-name="TableCell051000" table:number-columns-spanned="16">
            <text:p text:style-name="P194"><text:span text:style-name="T489">sub $t1, $t2, $t3</text:span><text:span text:style-name="T49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051016" table:number-columns-spanned="16">
            <text:p text:style-name="P194"><text:span text:style-name="T49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511">
          <table:table-cell table:style-name="TableCell051100" table:number-columns-spanned="6">
            <text:p text:style-name="P197"><text:span text:style-name="T491">opcode</text:span><text:span text:style-name="T49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51106" table:number-columns-spanned="5">
            <text:p text:style-name="P197"><text:span text:style-name="T493">rs</text:span><text:span text:style-name="T494"/></text:p>
          </table:table-cell>
          <table:covered-table-cell/>
          <table:covered-table-cell/>
          <table:covered-table-cell/>
          <table:covered-table-cell/>
          <table:table-cell table:style-name="TableCell051111" table:number-columns-spanned="5">
            <text:p text:style-name="P197"><text:span text:style-name="T495">rt</text:span><text:span text:style-name="T496"/></text:p>
          </table:table-cell>
          <table:covered-table-cell/>
          <table:covered-table-cell/>
          <table:covered-table-cell/>
          <table:covered-table-cell/>
          <table:table-cell table:style-name="TableCell051116" table:number-columns-spanned="5">
            <text:p text:style-name="P197"><text:span text:style-name="T497">rd</text:span><text:span text:style-name="T498"/></text:p>
          </table:table-cell>
          <table:covered-table-cell/>
          <table:covered-table-cell/>
          <table:covered-table-cell/>
          <table:covered-table-cell/>
          <table:table-cell table:style-name="TableCell051121" table:number-columns-spanned="5">
            <text:p text:style-name="P197"><text:span text:style-name="T499">shamt</text:span><text:span text:style-name="T500"/></text:p>
          </table:table-cell>
          <table:covered-table-cell/>
          <table:covered-table-cell/>
          <table:covered-table-cell/>
          <table:covered-table-cell/>
          <table:table-cell table:style-name="TableCell051126" table:number-columns-spanned="6">
            <text:p text:style-name="P197"><text:span text:style-name="T501">funct</text:span><text:span text:style-name="T50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512">
          <table:table-cell table:style-name="TableCell051200">
            <text:p text:style-name="P200"><text:span text:style-name="T503">0</text:span><text:span text:style-name="T504"/></text:p>
          </table:table-cell>
          <table:table-cell table:style-name="TableCell051201">
            <text:p text:style-name="P200"><text:span text:style-name="T505">0</text:span><text:span text:style-name="T506"/></text:p>
          </table:table-cell>
          <table:table-cell table:style-name="TableCell051202">
            <text:p text:style-name="P200"><text:span text:style-name="T507">0</text:span><text:span text:style-name="T508"/></text:p>
          </table:table-cell>
          <table:table-cell table:style-name="TableCell051203">
            <text:p text:style-name="P200"><text:span text:style-name="T509">0</text:span><text:span text:style-name="T510"/></text:p>
          </table:table-cell>
          <table:table-cell table:style-name="TableCell051204">
            <text:p text:style-name="P200"><text:span text:style-name="T511">0</text:span><text:span text:style-name="T512"/></text:p>
          </table:table-cell>
          <table:table-cell table:style-name="TableCell051205">
            <text:p text:style-name="P200"><text:span text:style-name="T513">0</text:span><text:span text:style-name="T514"/></text:p>
          </table:table-cell>
          <table:table-cell table:style-name="TableCell051206">
            <text:p text:style-name="P200"><text:span text:style-name="T515">0</text:span><text:span text:style-name="T516"/></text:p>
          </table:table-cell>
          <table:table-cell table:style-name="TableCell051207">
            <text:p text:style-name="P200"><text:span text:style-name="T517">1</text:span><text:span text:style-name="T518"/></text:p>
          </table:table-cell>
          <table:table-cell table:style-name="TableCell051208">
            <text:p text:style-name="P200"><text:span text:style-name="T519">0</text:span><text:span text:style-name="T520"/></text:p>
          </table:table-cell>
          <table:table-cell table:style-name="TableCell051209">
            <text:p text:style-name="P200"><text:span text:style-name="T521">1</text:span><text:span text:style-name="T522"/></text:p>
          </table:table-cell>
          <table:table-cell table:style-name="TableCell051210">
            <text:p text:style-name="P200"><text:span text:style-name="T523">0</text:span><text:span text:style-name="T524"/></text:p>
          </table:table-cell>
          <table:table-cell table:style-name="TableCell051211">
            <text:p text:style-name="P200"><text:span text:style-name="T525">0</text:span><text:span text:style-name="T526"/></text:p>
          </table:table-cell>
          <table:table-cell table:style-name="TableCell051212">
            <text:p text:style-name="P200"><text:span text:style-name="T527">1</text:span><text:span text:style-name="T528"/></text:p>
          </table:table-cell>
          <table:table-cell table:style-name="TableCell051213">
            <text:p text:style-name="P200"><text:span text:style-name="T529">0</text:span><text:span text:style-name="T530"/></text:p>
          </table:table-cell>
          <table:table-cell table:style-name="TableCell051214">
            <text:p text:style-name="P200"><text:span text:style-name="T531">1</text:span><text:span text:style-name="T532"/></text:p>
          </table:table-cell>
          <table:table-cell table:style-name="TableCell051215">
            <text:p text:style-name="P200"><text:span text:style-name="T533">1</text:span><text:span text:style-name="T534"/></text:p>
          </table:table-cell>
          <table:table-cell table:style-name="TableCell051216">
            <text:p text:style-name="P200"><text:span text:style-name="T535">0</text:span><text:span text:style-name="T536"/></text:p>
          </table:table-cell>
          <table:table-cell table:style-name="TableCell051217">
            <text:p text:style-name="P200"><text:span text:style-name="T537">1</text:span><text:span text:style-name="T538"/></text:p>
          </table:table-cell>
          <table:table-cell table:style-name="TableCell051218">
            <text:p text:style-name="P200"><text:span text:style-name="T539">0</text:span><text:span text:style-name="T540"/></text:p>
          </table:table-cell>
          <table:table-cell table:style-name="TableCell051219">
            <text:p text:style-name="P200"><text:span text:style-name="T541">0</text:span><text:span text:style-name="T542"/></text:p>
          </table:table-cell>
          <table:table-cell table:style-name="TableCell051220">
            <text:p text:style-name="P200"><text:span text:style-name="T543">1</text:span><text:span text:style-name="T544"/></text:p>
          </table:table-cell>
          <table:table-cell table:style-name="TableCell051221">
            <text:p text:style-name="P200"><text:span text:style-name="T545">0</text:span><text:span text:style-name="T546"/></text:p>
          </table:table-cell>
          <table:table-cell table:style-name="TableCell051222">
            <text:p text:style-name="P200"><text:span text:style-name="T547">0</text:span><text:span text:style-name="T548"/></text:p>
          </table:table-cell>
          <table:table-cell table:style-name="TableCell051223">
            <text:p text:style-name="P200"><text:span text:style-name="T549">0</text:span><text:span text:style-name="T550"/></text:p>
          </table:table-cell>
          <table:table-cell table:style-name="TableCell051224">
            <text:p text:style-name="P200"><text:span text:style-name="T551">0</text:span><text:span text:style-name="T552"/></text:p>
          </table:table-cell>
          <table:table-cell table:style-name="TableCell051225">
            <text:p text:style-name="P200"><text:span text:style-name="T553">0</text:span><text:span text:style-name="T554"/></text:p>
          </table:table-cell>
          <table:table-cell table:style-name="TableCell051226">
            <text:p text:style-name="P200"><text:span text:style-name="T555">1</text:span><text:span text:style-name="T556"/></text:p>
          </table:table-cell>
          <table:table-cell table:style-name="TableCell051227">
            <text:p text:style-name="P200"><text:span text:style-name="T557">0</text:span><text:span text:style-name="T558"/></text:p>
          </table:table-cell>
          <table:table-cell table:style-name="TableCell051228">
            <text:p text:style-name="P200"><text:span text:style-name="T559">0</text:span><text:span text:style-name="T560"/></text:p>
          </table:table-cell>
          <table:table-cell table:style-name="TableCell051229">
            <text:p text:style-name="P200"><text:span text:style-name="T561">0</text:span><text:span text:style-name="T562"/></text:p>
          </table:table-cell>
          <table:table-cell table:style-name="TableCell051230">
            <text:p text:style-name="P200"><text:span text:style-name="T563">1</text:span><text:span text:style-name="T564"/></text:p>
          </table:table-cell>
          <table:table-cell table:style-name="TableCell051231">
            <text:p text:style-name="P200"><text:span text:style-name="T565">0</text:span><text:span text:style-name="T566"/></text:p>
          </table:table-cell>
        </table:table-row>
        <table:table-row table:style-name="TableRow0513">
          <table:table-cell table:style-name="TableCell051300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04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08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12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16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20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24" table:number-columns-spanned="4">
            <text:p text:style-name="P203"><text:span text:style-name="T566"/></text:p>
          </table:table-cell>
          <table:covered-table-cell/>
          <table:covered-table-cell/>
          <table:covered-table-cell/>
          <table:table-cell table:style-name="TableCell051328" table:number-columns-spanned="4">
            <text:p text:style-name="P203"><text:span text:style-name="T566"/></text:p>
          </table:table-cell>
          <table:covered-table-cell/>
          <table:covered-table-cell/>
          <table:covered-table-cell/>
        </table:table-row>
      </table:table>
      <text:p text:style-name="P205"><text:span text:style-name="T566"/></text:p>
      <text:p text:style-name="P205"><text:span text:style-name="T567">2.10.1 [5] &lt;2.5&gt; Para essas entradas binárias, que instrução elas representam?</text:span></text:p>
      <text:p text:style-name="P205"><text:span text:style-name="T567"><text:tab/></text:span></text:p>
      <text:p text:style-name="P205"><text:span text:style-name="T568"><text:tab/>No a, add, e no b, sub.</text:span></text:p>
      <text:p text:style-name="P205"><text:span text:style-name="T569"/></text:p>
      <text:p text:style-name="P205"><text:span text:style-name="T570">2.10.2 [5] &lt;2.5&gt; Que tipo de instrução (tipo I, tipo R) as mesmas entradas binárias representam?</text:span></text:p>
      <text:p text:style-name="P205"><text:span text:style-name="T571"/></text:p>
      <text:p text:style-name="P205"><text:span text:style-name="T572"><text:tab/>Tipo R.</text:span></text:p>
      <text:p text:style-name="P205"><text:span text:style-name="T573"/></text:p>
      <text:p text:style-name="P205"><text:span text:style-name="T574">2.10.3 [5] &lt;2.4, 2.5&gt; Se as entradas binárias anteriores fossem bits de dados, que número elas representariam em hexadecimal?</text:span></text:p>
      <text:p text:style-name="P205"><text:span text:style-name="T574"><text:tab/></text:span></text:p>
      <text:p text:style-name="P205"><text:span text:style-name="T574"><text:tab/></text:span><text:span text:style-name="T575">add -&gt; 20hex 0x101010020</text:span></text:p>
      <text:p text:style-name="P205"><text:span text:style-name="T575"><text:tab/>sub -&gt; 22hex 0xab9022</text:span></text:p>
      <text:p text:style-name="P205"><text:span text:style-name="T576"/></text:p>
      <text:p text:style-name="P205"><text:span text:style-name="T577">Nos problemas a seguir, a tabela de dados contém instruções MIPS. Você deverá traduzir as entradas para os bits do opcode e determinar qual é o formato da instrução MIPS.</text:span></text:p>
      <text:p text:style-name="P205"><text:span text:style-name="T578"/></text:p>
      <text:p text:style-name="P205"><text:span text:style-name="T579">a. addi $t0 ,$t0 ,0</text:span></text:p>
      <text:p text:style-name="P205"><text:span text:style-name="T579">b. sw $t1, 32($t2)</text:span></text:p>
      <text:p text:style-name="P205"><text:span text:style-name="T580"/></text:p>
      <text:p text:style-name="P205"><text:span text:style-name="T580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column table:style-name="TableColumn0606"/>
        <table:table-column table:style-name="TableColumn0607"/>
        <table:table-column table:style-name="TableColumn0608"/>
        <table:table-column table:style-name="TableColumn0609"/>
        <table:table-column table:style-name="TableColumn0610"/>
        <table:table-column table:style-name="TableColumn0611"/>
        <table:table-column table:style-name="TableColumn0612"/>
        <table:table-column table:style-name="TableColumn0613"/>
        <table:table-column table:style-name="TableColumn0614"/>
        <table:table-column table:style-name="TableColumn0615"/>
        <table:table-column table:style-name="TableColumn0616"/>
        <table:table-column table:style-name="TableColumn0617"/>
        <table:table-column table:style-name="TableColumn0618"/>
        <table:table-column table:style-name="TableColumn0619"/>
        <table:table-column table:style-name="TableColumn0620"/>
        <table:table-column table:style-name="TableColumn0621"/>
        <table:table-column table:style-name="TableColumn0622"/>
        <table:table-column table:style-name="TableColumn0623"/>
        <table:table-column table:style-name="TableColumn0624"/>
        <table:table-column table:style-name="TableColumn0625"/>
        <table:table-column table:style-name="TableColumn0626"/>
        <table:table-column table:style-name="TableColumn0627"/>
        <table:table-column table:style-name="TableColumn0628"/>
        <table:table-column table:style-name="TableColumn0629"/>
        <table:table-column table:style-name="TableColumn0630"/>
        <table:table-column table:style-name="TableColumn0631"/>
        <table:table-column table:style-name="TableColumn0632"/>
        <table:table-column table:style-name="TableColumn0633"/>
        <table:table-column table:style-name="TableColumn0634"/>
        <table:table-column table:style-name="TableColumn0635"/>
        <table:table-column table:style-name="TableColumn0636"/>
        <table:table-row table:style-name="TableRow0600">
          <table:table-cell table:style-name="TableCell060000" table:number-columns-spanned="6">
            <text:p text:style-name="P207"><text:span text:style-name="T581">R Op (6 bits)</text:span><text:span text:style-name="T58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60006" table:number-columns-spanned="5">
            <text:p text:style-name="P207"><text:span text:style-name="T583">Rs (5 bits)</text:span><text:span text:style-name="T584"/></text:p>
          </table:table-cell>
          <table:covered-table-cell/>
          <table:covered-table-cell/>
          <table:covered-table-cell/>
          <table:covered-table-cell/>
          <table:table-cell table:style-name="TableCell060011" table:number-columns-spanned="5">
            <text:p text:style-name="P207"><text:span text:style-name="T585">Rt (5 bits)</text:span><text:span text:style-name="T586"/></text:p>
          </table:table-cell>
          <table:covered-table-cell/>
          <table:covered-table-cell/>
          <table:covered-table-cell/>
          <table:covered-table-cell/>
          <table:table-cell table:style-name="TableCell060016" table:number-columns-spanned="5">
            <text:p text:style-name="P207"><text:span text:style-name="T587">Rd (5 bits)</text:span><text:span text:style-name="T588"/></text:p>
          </table:table-cell>
          <table:covered-table-cell/>
          <table:covered-table-cell/>
          <table:covered-table-cell/>
          <table:covered-table-cell/>
          <table:table-cell table:style-name="TableCell060021" table:number-columns-spanned="5">
            <text:p text:style-name="P207"><text:span text:style-name="T589">Shamt (5 bits)</text:span><text:span text:style-name="T590"/></text:p>
          </table:table-cell>
          <table:covered-table-cell/>
          <table:covered-table-cell/>
          <table:covered-table-cell/>
          <table:covered-table-cell/>
          <table:table-cell table:style-name="TableCell060026" table:number-columns-spanned="6">
            <text:p text:style-name="P207"><text:span text:style-name="T591">Funct (6 bits)</text:span><text:span text:style-name="T59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601">
          <table:table-cell table:style-name="TableCell060100" table:number-columns-spanned="6">
            <text:p text:style-name="P210"><text:span text:style-name="T593">I Op</text:span><text:span text:style-name="T59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60106" table:number-columns-spanned="5">
            <text:p text:style-name="P210"><text:span text:style-name="T595">Rs</text:span><text:span text:style-name="T596"/></text:p>
          </table:table-cell>
          <table:covered-table-cell/>
          <table:covered-table-cell/>
          <table:covered-table-cell/>
          <table:covered-table-cell/>
          <table:table-cell table:style-name="TableCell060111" table:number-columns-spanned="5">
            <text:p text:style-name="P210"><text:span text:style-name="T597">Rt</text:span><text:span text:style-name="T598"/></text:p>
          </table:table-cell>
          <table:covered-table-cell/>
          <table:covered-table-cell/>
          <table:covered-table-cell/>
          <table:covered-table-cell/>
          <table:table-cell table:style-name="TableCell060116" table:number-columns-spanned="16">
            <text:p text:style-name="P210"><text:span text:style-name="T599">Endereço (16 bits)</text:span><text:span text:style-name="T6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602">
          <table:table-cell table:style-name="TableCell060200" table:number-columns-spanned="6">
            <text:p text:style-name="P213"><text:span text:style-name="T601">J Op</text:span><text:span text:style-name="T60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60206" table:number-columns-spanned="26">
            <text:p text:style-name="P213"><text:span text:style-name="T603">Endereço (26 bits)</text:span><text:span text:style-name="T60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603">
          <table:table-cell table:style-name="TableCell060300" table:number-columns-spanned="32">
            <text:p text:style-name="P216"><text:span text:style-name="T60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604">
          <table:table-cell table:style-name="TableCell060400" table:number-columns-spanned="16">
            <text:p text:style-name="P219"><text:span text:style-name="T605">a. addi $t0 ,$t0 ,0</text:span><text:span text:style-name="T60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060416" table:number-columns-spanned="16">
            <text:p text:style-name="P219"><text:span text:style-name="T60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605">
          <table:table-cell table:style-name="TableCell060500" table:number-columns-spanned="6">
            <text:p text:style-name="P222"><text:span text:style-name="T607">op</text:span><text:span text:style-name="T60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60506" table:number-columns-spanned="5">
            <text:p text:style-name="P222"><text:span text:style-name="T609">rs</text:span><text:span text:style-name="T610"/></text:p>
          </table:table-cell>
          <table:covered-table-cell/>
          <table:covered-table-cell/>
          <table:covered-table-cell/>
          <table:covered-table-cell/>
          <table:table-cell table:style-name="TableCell060511" table:number-columns-spanned="5">
            <text:p text:style-name="P222"><text:span text:style-name="T611">rt</text:span><text:span text:style-name="T612"/></text:p>
          </table:table-cell>
          <table:covered-table-cell/>
          <table:covered-table-cell/>
          <table:covered-table-cell/>
          <table:covered-table-cell/>
          <table:table-cell table:style-name="TableCell060516" table:number-columns-spanned="16">
            <text:p text:style-name="P222"><text:span text:style-name="T613">immediate</text:span><text:span text:style-name="T6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060532" table:number-columns-spanned="3">
            <text:p text:style-name="P222"><text:span text:style-name="T614"/></text:p>
          </table:table-cell>
          <table:covered-table-cell/>
          <table:covered-table-cell/>
          <table:table-cell table:style-name="TableCell060535" table:number-columns-spanned="2">
            <text:p text:style-name="P222"><text:span text:style-name="T614"/></text:p>
          </table:table-cell>
          <table:covered-table-cell/>
        </table:table-row>
        <table:table-row table:style-name="TableRow0606">
          <table:table-cell table:style-name="TableCell060600">
            <text:p text:style-name="P225"><text:span text:style-name="T615">0</text:span><text:span text:style-name="T616"/></text:p>
          </table:table-cell>
          <table:table-cell table:style-name="TableCell060601">
            <text:p text:style-name="P225"><text:span text:style-name="T617">0</text:span><text:span text:style-name="T618"/></text:p>
          </table:table-cell>
          <table:table-cell table:style-name="TableCell060602">
            <text:p text:style-name="P225"><text:span text:style-name="T619">1</text:span><text:span text:style-name="T620"/></text:p>
          </table:table-cell>
          <table:table-cell table:style-name="TableCell060603">
            <text:p text:style-name="P225"><text:span text:style-name="T621">0</text:span><text:span text:style-name="T622"/></text:p>
          </table:table-cell>
          <table:table-cell table:style-name="TableCell060604">
            <text:p text:style-name="P225"><text:span text:style-name="T623">0</text:span><text:span text:style-name="T624"/></text:p>
          </table:table-cell>
          <table:table-cell table:style-name="TableCell060605">
            <text:p text:style-name="P225"><text:span text:style-name="T625">0</text:span><text:span text:style-name="T626"/></text:p>
          </table:table-cell>
          <table:table-cell table:style-name="TableCell060606">
            <text:p text:style-name="P225"><text:span text:style-name="T627">0</text:span><text:span text:style-name="T628"/></text:p>
          </table:table-cell>
          <table:table-cell table:style-name="TableCell060607">
            <text:p text:style-name="P225"><text:span text:style-name="T629">1</text:span><text:span text:style-name="T630"/></text:p>
          </table:table-cell>
          <table:table-cell table:style-name="TableCell060608">
            <text:p text:style-name="P225"><text:span text:style-name="T631">0</text:span><text:span text:style-name="T632"/></text:p>
          </table:table-cell>
          <table:table-cell table:style-name="TableCell060609">
            <text:p text:style-name="P225"><text:span text:style-name="T633">0</text:span><text:span text:style-name="T634"/></text:p>
          </table:table-cell>
          <table:table-cell table:style-name="TableCell060610">
            <text:p text:style-name="P225"><text:span text:style-name="T635">0</text:span><text:span text:style-name="T636"/></text:p>
          </table:table-cell>
          <table:table-cell table:style-name="TableCell060611">
            <text:p text:style-name="P225"><text:span text:style-name="T637">0</text:span><text:span text:style-name="T638"/></text:p>
          </table:table-cell>
          <table:table-cell table:style-name="TableCell060612">
            <text:p text:style-name="P225"><text:span text:style-name="T639">1</text:span><text:span text:style-name="T640"/></text:p>
          </table:table-cell>
          <table:table-cell table:style-name="TableCell060613">
            <text:p text:style-name="P225"><text:span text:style-name="T641">0</text:span><text:span text:style-name="T642"/></text:p>
          </table:table-cell>
          <table:table-cell table:style-name="TableCell060614">
            <text:p text:style-name="P225"><text:span text:style-name="T643">0</text:span><text:span text:style-name="T644"/></text:p>
          </table:table-cell>
          <table:table-cell table:style-name="TableCell060615">
            <text:p text:style-name="P225"><text:span text:style-name="T645">0</text:span><text:span text:style-name="T646"/></text:p>
          </table:table-cell>
          <table:table-cell table:style-name="TableCell060616">
            <text:p text:style-name="P225"><text:span text:style-name="T647">0</text:span><text:span text:style-name="T648"/></text:p>
          </table:table-cell>
          <table:table-cell table:style-name="TableCell060617">
            <text:p text:style-name="P225"><text:span text:style-name="T649">0</text:span><text:span text:style-name="T650"/></text:p>
          </table:table-cell>
          <table:table-cell table:style-name="TableCell060618">
            <text:p text:style-name="P225"><text:span text:style-name="T651">0</text:span><text:span text:style-name="T652"/></text:p>
          </table:table-cell>
          <table:table-cell table:style-name="TableCell060619">
            <text:p text:style-name="P225"><text:span text:style-name="T653">0</text:span><text:span text:style-name="T654"/></text:p>
          </table:table-cell>
          <table:table-cell table:style-name="TableCell060620">
            <text:p text:style-name="P225"><text:span text:style-name="T655">0</text:span><text:span text:style-name="T656"/></text:p>
          </table:table-cell>
          <table:table-cell table:style-name="TableCell060621">
            <text:p text:style-name="P225"><text:span text:style-name="T657">0</text:span><text:span text:style-name="T658"/></text:p>
          </table:table-cell>
          <table:table-cell table:style-name="TableCell060622">
            <text:p text:style-name="P225"><text:span text:style-name="T659">0</text:span><text:span text:style-name="T660"/></text:p>
          </table:table-cell>
          <table:table-cell table:style-name="TableCell060623">
            <text:p text:style-name="P225"><text:span text:style-name="T661">0</text:span><text:span text:style-name="T662"/></text:p>
          </table:table-cell>
          <table:table-cell table:style-name="TableCell060624">
            <text:p text:style-name="P225"><text:span text:style-name="T663">0</text:span><text:span text:style-name="T664"/></text:p>
          </table:table-cell>
          <table:table-cell table:style-name="TableCell060625">
            <text:p text:style-name="P225"><text:span text:style-name="T665">0</text:span><text:span text:style-name="T666"/></text:p>
          </table:table-cell>
          <table:table-cell table:style-name="TableCell060626">
            <text:p text:style-name="P225"><text:span text:style-name="T667">0</text:span><text:span text:style-name="T668"/></text:p>
          </table:table-cell>
          <table:table-cell table:style-name="TableCell060627">
            <text:p text:style-name="P225"><text:span text:style-name="T669">0</text:span><text:span text:style-name="T670"/></text:p>
          </table:table-cell>
          <table:table-cell table:style-name="TableCell060628">
            <text:p text:style-name="P225"><text:span text:style-name="T671">0</text:span><text:span text:style-name="T672"/></text:p>
          </table:table-cell>
          <table:table-cell table:style-name="TableCell060629">
            <text:p text:style-name="P225"><text:span text:style-name="T673">0</text:span><text:span text:style-name="T674"/></text:p>
          </table:table-cell>
          <table:table-cell table:style-name="TableCell060630">
            <text:p text:style-name="P225"><text:span text:style-name="T675">0</text:span><text:span text:style-name="T676"/></text:p>
          </table:table-cell>
          <table:table-cell table:style-name="TableCell060631">
            <text:p text:style-name="P225"><text:span text:style-name="T677">0</text:span><text:span text:style-name="T678"/></text:p>
          </table:table-cell>
        </table:table-row>
        <table:table-row table:style-name="TableRow0607">
          <table:table-cell table:style-name="TableCell060700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04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08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12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16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20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24" table:number-columns-spanned="4">
            <text:p text:style-name="P228"><text:span text:style-name="T678"/></text:p>
          </table:table-cell>
          <table:covered-table-cell/>
          <table:covered-table-cell/>
          <table:covered-table-cell/>
          <table:table-cell table:style-name="TableCell060728" table:number-columns-spanned="4">
            <text:p text:style-name="P228"><text:span text:style-name="T678"/></text:p>
          </table:table-cell>
          <table:covered-table-cell/>
          <table:covered-table-cell/>
          <table:covered-table-cell/>
        </table:table-row>
        <table:table-row table:style-name="TableRow0608">
          <table:table-cell table:style-name="TableCell060800" table:number-columns-spanned="32">
            <text:p text:style-name="P231"><text:span text:style-name="T67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609">
          <table:table-cell table:style-name="TableCell060900" table:number-columns-spanned="16">
            <text:p text:style-name="P234"><text:span text:style-name="T679">b. sw $t1, 32($t2)</text:span><text:span text:style-name="T6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060916" table:number-columns-spanned="16">
            <text:p text:style-name="P234"><text:span text:style-name="T6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610">
          <table:table-cell table:style-name="TableCell061000" table:number-columns-spanned="6">
            <text:p text:style-name="P237"><text:span text:style-name="T681">op</text:span><text:span text:style-name="T68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061006" table:number-columns-spanned="5">
            <text:p text:style-name="P237"><text:span text:style-name="T683">rs</text:span><text:span text:style-name="T684"/></text:p>
          </table:table-cell>
          <table:covered-table-cell/>
          <table:covered-table-cell/>
          <table:covered-table-cell/>
          <table:covered-table-cell/>
          <table:table-cell table:style-name="TableCell061011" table:number-columns-spanned="5">
            <text:p text:style-name="P237"><text:span text:style-name="T685">rt</text:span><text:span text:style-name="T686"/></text:p>
          </table:table-cell>
          <table:covered-table-cell/>
          <table:covered-table-cell/>
          <table:covered-table-cell/>
          <table:covered-table-cell/>
          <table:table-cell table:style-name="TableCell061016" table:number-columns-spanned="17">
            <text:p text:style-name="P237"><text:span text:style-name="T687">endereço</text:span><text:span text:style-name="T6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061033">
            <text:p text:style-name="P237"><text:span text:style-name="T688"/></text:p>
          </table:table-cell>
          <table:table-cell table:style-name="TableCell061034" table:number-columns-spanned="2">
            <text:p text:style-name="P237"><text:span text:style-name="T688"/></text:p>
          </table:table-cell>
          <table:covered-table-cell/>
        </table:table-row>
        <table:table-row table:style-name="TableRow0611">
          <table:table-cell table:style-name="TableCell061100">
            <text:p text:style-name="P240"><text:span text:style-name="T689">1</text:span><text:span text:style-name="T690"/></text:p>
          </table:table-cell>
          <table:table-cell table:style-name="TableCell061101">
            <text:p text:style-name="P240"><text:span text:style-name="T691">0</text:span><text:span text:style-name="T692"/></text:p>
          </table:table-cell>
          <table:table-cell table:style-name="TableCell061102">
            <text:p text:style-name="P240"><text:span text:style-name="T693">1</text:span><text:span text:style-name="T694"/></text:p>
          </table:table-cell>
          <table:table-cell table:style-name="TableCell061103">
            <text:p text:style-name="P240"><text:span text:style-name="T695">0</text:span><text:span text:style-name="T696"/></text:p>
          </table:table-cell>
          <table:table-cell table:style-name="TableCell061104">
            <text:p text:style-name="P240"><text:span text:style-name="T697">1</text:span><text:span text:style-name="T698"/></text:p>
          </table:table-cell>
          <table:table-cell table:style-name="TableCell061105">
            <text:p text:style-name="P240"><text:span text:style-name="T699">1</text:span><text:span text:style-name="T700"/></text:p>
          </table:table-cell>
          <table:table-cell table:style-name="TableCell061106">
            <text:p text:style-name="P240"><text:span text:style-name="T701">0</text:span><text:span text:style-name="T702"/></text:p>
          </table:table-cell>
          <table:table-cell table:style-name="TableCell061107">
            <text:p text:style-name="P240"><text:span text:style-name="T703">1</text:span><text:span text:style-name="T704"/></text:p>
          </table:table-cell>
          <table:table-cell table:style-name="TableCell061108">
            <text:p text:style-name="P240"><text:span text:style-name="T705">0</text:span><text:span text:style-name="T706"/></text:p>
          </table:table-cell>
          <table:table-cell table:style-name="TableCell061109">
            <text:p text:style-name="P240"><text:span text:style-name="T707">1</text:span><text:span text:style-name="T708"/></text:p>
          </table:table-cell>
          <table:table-cell table:style-name="TableCell061110">
            <text:p text:style-name="P240"><text:span text:style-name="T709">1</text:span><text:span text:style-name="T710"/></text:p>
          </table:table-cell>
          <table:table-cell table:style-name="TableCell061111">
            <text:p text:style-name="P240"><text:span text:style-name="T711">0</text:span><text:span text:style-name="T712"/></text:p>
          </table:table-cell>
          <table:table-cell table:style-name="TableCell061112">
            <text:p text:style-name="P240"><text:span text:style-name="T713">1</text:span><text:span text:style-name="T714"/></text:p>
          </table:table-cell>
          <table:table-cell table:style-name="TableCell061113">
            <text:p text:style-name="P240"><text:span text:style-name="T715">0</text:span><text:span text:style-name="T716"/></text:p>
          </table:table-cell>
          <table:table-cell table:style-name="TableCell061114">
            <text:p text:style-name="P240"><text:span text:style-name="T717">1</text:span><text:span text:style-name="T718"/></text:p>
          </table:table-cell>
          <table:table-cell table:style-name="TableCell061115">
            <text:p text:style-name="P240"><text:span text:style-name="T719">0</text:span><text:span text:style-name="T720"/></text:p>
          </table:table-cell>
          <table:table-cell table:style-name="TableCell061116">
            <text:p text:style-name="P240"><text:span text:style-name="T721">0</text:span><text:span text:style-name="T722"/></text:p>
          </table:table-cell>
          <table:table-cell table:style-name="TableCell061117">
            <text:p text:style-name="P240"><text:span text:style-name="T723">0</text:span><text:span text:style-name="T724"/></text:p>
          </table:table-cell>
          <table:table-cell table:style-name="TableCell061118">
            <text:p text:style-name="P240"><text:span text:style-name="T725">0</text:span><text:span text:style-name="T726"/></text:p>
          </table:table-cell>
          <table:table-cell table:style-name="TableCell061119">
            <text:p text:style-name="P240"><text:span text:style-name="T727">0</text:span><text:span text:style-name="T728"/></text:p>
          </table:table-cell>
          <table:table-cell table:style-name="TableCell061120">
            <text:p text:style-name="P240"><text:span text:style-name="T729">0</text:span><text:span text:style-name="T730"/></text:p>
          </table:table-cell>
          <table:table-cell table:style-name="TableCell061121">
            <text:p text:style-name="P240"><text:span text:style-name="T731">0</text:span><text:span text:style-name="T732"/></text:p>
          </table:table-cell>
          <table:table-cell table:style-name="TableCell061122">
            <text:p text:style-name="P240"><text:span text:style-name="T733">0</text:span><text:span text:style-name="T734"/></text:p>
          </table:table-cell>
          <table:table-cell table:style-name="TableCell061123">
            <text:p text:style-name="P240"><text:span text:style-name="T735">0</text:span><text:span text:style-name="T736"/></text:p>
          </table:table-cell>
          <table:table-cell table:style-name="TableCell061124">
            <text:p text:style-name="P240"><text:span text:style-name="T737">0</text:span><text:span text:style-name="T738"/></text:p>
          </table:table-cell>
          <table:table-cell table:style-name="TableCell061125">
            <text:p text:style-name="P240"><text:span text:style-name="T739">0</text:span><text:span text:style-name="T740"/></text:p>
          </table:table-cell>
          <table:table-cell table:style-name="TableCell061126">
            <text:p text:style-name="P240"><text:span text:style-name="T741">1</text:span><text:span text:style-name="T742"/></text:p>
          </table:table-cell>
          <table:table-cell table:style-name="TableCell061127">
            <text:p text:style-name="P240"><text:span text:style-name="T743">0</text:span><text:span text:style-name="T744"/></text:p>
          </table:table-cell>
          <table:table-cell table:style-name="TableCell061128">
            <text:p text:style-name="P240"><text:span text:style-name="T745">0</text:span><text:span text:style-name="T746"/></text:p>
          </table:table-cell>
          <table:table-cell table:style-name="TableCell061129">
            <text:p text:style-name="P240"><text:span text:style-name="T747">0</text:span><text:span text:style-name="T748"/></text:p>
          </table:table-cell>
          <table:table-cell table:style-name="TableCell061130">
            <text:p text:style-name="P240"><text:span text:style-name="T749">0</text:span><text:span text:style-name="T750"/></text:p>
          </table:table-cell>
          <table:table-cell table:style-name="TableCell061131">
            <text:p text:style-name="P240"><text:span text:style-name="T751">0</text:span><text:span text:style-name="T752"/></text:p>
          </table:table-cell>
        </table:table-row>
        <table:table-row table:style-name="TableRow0612">
          <table:table-cell table:style-name="TableCell061200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04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08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12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16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20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24" table:number-columns-spanned="4">
            <text:p text:style-name="P243"><text:span text:style-name="T752"/></text:p>
          </table:table-cell>
          <table:covered-table-cell/>
          <table:covered-table-cell/>
          <table:covered-table-cell/>
          <table:table-cell table:style-name="TableCell061228" table:number-columns-spanned="4">
            <text:p text:style-name="P243"><text:span text:style-name="T752"/></text:p>
          </table:table-cell>
          <table:covered-table-cell/>
          <table:covered-table-cell/>
          <table:covered-table-cell/>
        </table:table-row>
      </table:table>
      <text:p text:style-name="P245"><text:span text:style-name="T752"/></text:p>
      <text:p text:style-name="P245"><text:span text:style-name="T753">2.10.4 [5] &lt;2.4, 2.5&gt; Mostre a representação hexadecimal dessas instruções.</text:span></text:p>
      <text:p text:style-name="P245"><text:span text:style-name="T754"/></text:p>
      <text:p text:style-name="P245"><text:span text:style-name="T755"><text:tab/>a) 8 8 8 0</text:span></text:p>
      <text:p text:style-name="P245"><text:span text:style-name="T755"><text:tab/>b) 2b b a 20</text:span><text:span text:style-name="T756"><text:tab/></text:span></text:p>
      <text:p text:style-name="P245"><text:span text:style-name="T757"/></text:p>
      <text:p text:style-name="P245"><text:span text:style-name="T758">2.10.5 [5] &lt;2.5&gt; Que tipo (tipo I, tipo R) essas instruções representam?</text:span></text:p>
      <text:p text:style-name="P245"><text:span text:style-name="T759"/></text:p>
      <text:p text:style-name="P245"><text:span text:style-name="T760"><text:tab/></text:span><text:span text:style-name="T761">Tipo I</text:span></text:p>
      <text:p text:style-name="P245"><text:span text:style-name="T762"><text:tab/></text:span></text:p>
      <text:p text:style-name="P245"><text:span text:style-name="T763">2.10.6 [5] &lt;2.5&gt; Qual é a representação hexadecimal dos campos opcode, Rs e Rt nessa instrução? Para as instruções de tipo R, qual é a representação hexadecimal dos campos Rd e funct? Para as instruções de tipo I, qual é a representação hexadecimal do campo imediato?</text:span></text:p>
      <text:p text:style-name="P245"><text:span text:style-name="T763"><text:tab/></text:span></text:p>
      <text:p text:style-name="P245"><text:span text:style-name="T763"><text:tab/></text:span><text:span text:style-name="T764">Cada instrução tem uma tradução diferente, como visto no exercicio 2.10.4. rd de acordo com o registrador em questão, e funct de acordo com a função (add, sub, etc). Basta traduzir a constante em para hexadecimal (exemplo: 26 torna-se 1a).</text:span></text:p>
      <text:p text:style-name="P245"><text:span text:style-name="T765"/></text:p>
      <text:p text:style-name="P245"><text:span text:style-name="T766">Exercício 2.16</text:span></text:p>
      <text:p text:style-name="P245"><text:span text:style-name="T767">Para estes problemas, a tabela mantém diversos valores binários para o registrador $t0.</text:span></text:p>
      <text:p text:style-name="P245"><text:span text:style-name="T767">Dado o valor de $t0, você deverá avaliar o resultado de diferentes desvios.</text:span></text:p>
      <text:p text:style-name="P245"><text:span text:style-name="T768"/></text:p>
      <text:p text:style-name="P245"><text:span text:style-name="T769">a. $t0 = 0010 0100 1001 0010 0100 1001 0010 0100</text:span><text:span text:style-name="T770">dois<text:s text:c="3"/></text:span></text:p>
      <text:p text:style-name="P245"><text:span text:style-name="T771">b. $t0 = 0101 1111 1011 1110 0100 0000 0000 0000</text:span><text:span text:style-name="T772">dois<text:s text:c="3"/></text:span></text:p>
      <text:p text:style-name="P245"><text:span text:style-name="T773"/></text:p>
      <text:p text:style-name="P245"><text:span text:style-name="T774">2.16.1 [5] &lt;2.7&gt; Suponha que o registrador $t0 contenha um desses valor e $t1 tenha o valor</text:span></text:p>
      <text:p text:style-name="P245"><text:span text:style-name="T775"/></text:p>
      <text:p text:style-name="P245"><text:span text:style-name="T776">$t1 = 0011 1111 1111 1000 0000 0000 0000 0000</text:span><text:span text:style-name="T777">dois<text:s text:c="5"/></text:span></text:p>
      <text:p text:style-name="P245"><text:span text:style-name="T778"/></text:p>
      <text:p text:style-name="P245"><text:span text:style-name="T779">Note o resultado da execução de tais instruções em certos registradores. Qual é o valor de $t2 depois das seguintes instruções?</text:span></text:p>
      <text:p text:style-name="P245"><text:span text:style-name="T780"/></text:p>
      <text:p text:style-name="P245"><text:span text:style-name="T781"><text:tab/><text:tab/><text:tab/>slt $t2, $t0, $t1</text:span></text:p>
      <text:p text:style-name="P245"><text:span text:style-name="T781"><text:tab/><text:tab/><text:tab/>beq $t2, $ZERO, ELSE</text:span></text:p>
      <text:p text:style-name="P245"><text:span text:style-name="T781"><text:tab/><text:tab/><text:tab/>j DONE</text:span></text:p>
      <text:p text:style-name="P245"><text:span text:style-name="T781">ELSE:<text:tab/>addi $t2, $0, 2</text:span></text:p>
      <text:p text:style-name="P245"><text:span text:style-name="T781">DONE:</text:span></text:p>
      <text:p text:style-name="P245"><text:span text:style-name="T782"><text:tab/><text:tab/></text:span></text:p>
      <text:p text:style-name="P245"><text:span text:style-name="T783"><text:tab/>a) $t2 = 1</text:span></text:p>
      <text:p text:style-name="P245"><text:span text:style-name="T783"><text:tab/>b) $t2 = 2</text:span></text:p>
      <text:p text:style-name="P245"><text:span text:style-name="T784"/></text:p>
      <text:p text:style-name="P245"><text:span text:style-name="T785">2.16.4 [5] &lt;2.7&gt; Suponha que o registrador $t0 contenha um valor da tabela anterior.</text:span></text:p>
      <text:p text:style-name="P245"><text:span text:style-name="T785">Qual é o valor de $t2 após as instruções a seguir?</text:span></text:p>
      <text:p text:style-name="P245"><text:span text:style-name="T786"/></text:p>
      <text:p text:style-name="P245"><text:span text:style-name="T787"><text:tab/><text:tab/><text:tab/>slt $t2, $0, $t0</text:span></text:p>
      <text:p text:style-name="P245"><text:span text:style-name="T787"><text:tab/><text:tab/><text:tab/>bne $t2, $ZERO, ELSE</text:span></text:p>
      <text:p text:style-name="P245"><text:span text:style-name="T787"><text:tab/><text:tab/><text:tab/>j DONE</text:span></text:p>
      <text:p text:style-name="P245"><text:span text:style-name="T787">ELSE:<text:tab/>addi $t2, $t2, 2</text:span></text:p>
      <text:p text:style-name="P245"><text:span text:style-name="T787">DONE:</text:span></text:p>
      <text:p text:style-name="P245"><text:span text:style-name="T788"/></text:p>
      <text:p text:style-name="P245"><text:span text:style-name="T789"><text:tab/>$t2 = 3</text:span></text:p>
      <text:p text:style-name="P245"><text:span text:style-name="T790"/></text:p>
      <text:p text:style-name="P245"><text:span text:style-name="T790"/></text:p>
      <text:p text:style-name="P245"><text:span text:style-name="T7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